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margin-left="2.771cm" fo:margin-right="0cm" fo:text-indent="0cm" style:auto-text-indent="false">
        <style:tab-stops/>
      </style:paragraph-properties>
    </style:style>
    <style:style style:name="P2" style:family="paragraph" style:parent-style-name="Texto_20_independiente">
      <style:paragraph-properties fo:margin-left="9.451cm" fo:margin-right="0cm" fo:margin-top="0.305cm" fo:margin-bottom="0cm" style:contextual-spacing="false" fo:text-indent="0cm" style:auto-text-indent="false">
        <style:tab-stops/>
      </style:paragraph-properties>
    </style:style>
    <style:style style:name="P3" style:family="paragraph" style:parent-style-name="Texto_20_independiente">
      <style:paragraph-properties fo:margin-left="2.708cm" fo:margin-right="0cm" fo:margin-top="0.206cm" fo:margin-bottom="0cm" style:contextual-spacing="false" fo:text-indent="0cm" style:auto-text-indent="false">
        <style:tab-stops/>
      </style:paragraph-properties>
    </style:style>
    <style:style style:name="P4" style:family="paragraph" style:parent-style-name="Texto_20_independiente" style:master-page-name="">
      <loext:graphic-properties draw:fill="none"/>
      <style:paragraph-properties fo:margin-left="1.9cm" fo:margin-right="0cm" fo:margin-top="0.206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5" style:family="paragraph" style:parent-style-name="Texto_20_independiente" style:master-page-name="">
      <loext:graphic-properties draw:fill="none"/>
      <style:paragraph-properties fo:margin-left="1.9cm" fo:margin-right="0cm" fo:margin-top="0.307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6" style:family="paragraph" style:parent-style-name="Texto_20_independiente" style:master-page-name="">
      <loext:graphic-properties draw:fill="none"/>
      <style:paragraph-properties fo:margin-left="1.9cm" fo:margin-right="0cm" fo:margin-top="0.222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7" style:family="paragraph" style:parent-style-name="Texto_20_independiente">
      <style:paragraph-properties fo:margin-top="0.002cm" fo:margin-bottom="0cm" style:contextual-spacing="false"/>
      <style:text-properties fo:font-size="9.5pt" fo:language="es" fo:country="ES" style:font-size-asian="9.5pt"/>
    </style:style>
    <style:style style:name="P8" style:family="paragraph" style:parent-style-name="Texto_20_independiente"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9" style:family="paragraph" style:parent-style-name="Texto_20_independiente">
      <style:paragraph-properties fo:margin-left="2.755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0" style:family="paragraph" style:parent-style-name="Texto_20_independiente">
      <style:paragraph-properties fo:margin-left="2.755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1" style:family="paragraph" style:parent-style-name="Texto_20_independiente">
      <style:paragraph-properties fo:margin-left="2.757cm" fo:margin-right="0cm" fo:line-height="115%" fo:text-indent="0cm" style:auto-text-indent="false">
        <style:tab-stops/>
      </style:paragraph-properties>
      <style:text-properties officeooo:paragraph-rsid="002349f6"/>
    </style:style>
    <style:style style:name="P12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2349f6"/>
    </style:style>
    <style:style style:name="P13" style:family="paragraph" style:parent-style-name="Texto_20_independiente">
      <loext:graphic-properties draw:fill-hatch-name="hatch"/>
      <style:paragraph-properties fo:margin-left="2.757cm" fo:margin-right="0cm" fo:line-height="115%" fo:text-indent="0cm" style:auto-text-indent="false">
        <style:tab-stops/>
      </style:paragraph-properties>
    </style:style>
    <style:style style:name="P14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</style:style>
    <style:style style:name="P15" style:family="paragraph" style:parent-style-name="Texto_20_independiente">
      <loext:graphic-properties draw:fill-hatch-name="hatch"/>
      <style:paragraph-properties fo:margin-left="2.757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2a0fba"/>
    </style:style>
    <style:style style:name="P16" style:family="paragraph" style:parent-style-name="Standard">
      <style:paragraph-properties fo:orphans="0" fo:widows="0"/>
      <style:text-properties style:font-name="Times New Roman" fo:font-size="8pt" officeooo:paragraph-rsid="0018514d" style:font-size-asian="8pt"/>
    </style:style>
    <style:style style:name="P17" style:family="paragraph" style:parent-style-name="Table_20_Paragraph">
      <style:paragraph-properties fo:orphans="0" fo:widows="0"/>
      <style:text-properties style:font-name="Times New Roman" fo:font-size="8pt" officeooo:paragraph-rsid="0018514d" style:font-size-asian="8pt"/>
    </style:style>
    <style:style style:name="P18" style:family="paragraph" style:parent-style-name="Standard">
      <style:paragraph-properties fo:orphans="0" fo:widows="0"/>
      <style:text-properties style:font-name="Times New Roman" fo:font-size="8pt" officeooo:paragraph-rsid="001e0b4b" style:font-size-asian="8pt"/>
    </style:style>
    <style:style style:name="P19" style:family="paragraph" style:parent-style-name="Table_20_Paragraph">
      <style:paragraph-properties fo:orphans="0" fo:widows="0"/>
      <style:text-properties style:font-name="Times New Roman" fo:font-size="8pt" officeooo:paragraph-rsid="001e0b4b" style:font-size-asian="8pt"/>
    </style:style>
    <style:style style:name="P20" style:family="paragraph" style:parent-style-name="Table_20_Paragraph" style:master-page-name="">
      <loext:graphic-properties draw:fill="none"/>
      <style:paragraph-properties fo:margin-left="-0.101cm" fo:margin-right="-0.199cm" fo:line-height="0.293cm" fo:orphans="0" fo:widows="0" fo:hyphenation-ladder-count="no-limit" fo:text-indent="0cm" style:auto-text-indent="false" style:page-number="auto" fo:background-color="transparent"/>
      <style:text-properties officeooo:paragraph-rsid="001f40b3" fo:hyphenate="false" loext:hyphenation-no-caps="false"/>
    </style:style>
    <style:style style:name="P21" style:family="paragraph" style:parent-style-name="Standard">
      <loext:graphic-properties draw:fill="none"/>
      <style:paragraph-properties fo:margin-left="2.2cm" fo:margin-right="0cm" fo:margin-top="0.028cm" fo:margin-bottom="0cm" style:contextual-spacing="false" fo:line-height="0.293cm" fo:text-align="start" style:justify-single-word="false" fo:orphans="0" fo:widows="0" fo:text-indent="0.6cm" style:auto-text-indent="false" fo:background-color="transparent" style:writing-mode="lr-tb"/>
      <style:text-properties officeooo:paragraph-rsid="002540c9"/>
    </style:style>
    <style:style style:name="P22" style:family="paragraph" style:parent-style-name="Standard" style:master-page-name="">
      <loext:graphic-properties draw:fill="none"/>
      <style:paragraph-properties fo:margin-left="2.799cm" fo:margin-right="0cm" fo:margin-top="0.028cm" fo:margin-bottom="0cm" style:contextual-spacing="false" fo:line-height="0.293cm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officeooo:paragraph-rsid="002540c9"/>
    </style:style>
    <style:style style:name="P23" style:family="paragraph" style:parent-style-name="Standard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style:page-number="auto" fo:background-color="transparent" style:writing-mode="lr-tb"/>
      <style:text-properties officeooo:paragraph-rsid="003c2c89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fo:background-color="transparent" style:writing-mode="lr-tb"/>
      <style:text-properties officeooo:paragraph-rsid="003c2c89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officeooo:paragraph-rsid="003ca04d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3ca04d"/>
    </style:style>
    <style:style style:name="P27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>
        <style:tab-stops>
          <style:tab-stop style:position="0.568cm"/>
        </style:tab-stops>
      </style:paragraph-properties>
      <style:text-properties fo:font-size="6pt" officeooo:rsid="00531b7f" officeooo:paragraph-rsid="001a92c4" style:font-size-asian="6pt" fo:hyphenate="false" loext:hyphenation-no-caps="false"/>
    </style:style>
    <style:style style:name="P2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fo:font-style="normal" officeooo:paragraph-rsid="0018514d" style:font-style-asian="normal" style:font-style-complex="normal" fo:hyphenate="false" loext:hyphenation-no-caps="false"/>
    </style:style>
    <style:style style:name="P29" style:family="paragraph" style:parent-style-name="Table_20_Paragraph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fo:background-color="transparent" style:writing-mode="lr-tb"/>
      <style:text-properties fo:language="es" fo:country="ES" fo:font-style="normal" officeooo:paragraph-rsid="002df1fe" style:font-style-asian="normal" style:font-style-complex="normal" fo:hyphenate="false" loext:hyphenation-no-caps="false"/>
    </style:style>
    <style:style style:name="P30" style:family="paragraph" style:parent-style-name="Table_20_Paragraph" style:master-page-name="">
      <loext:graphic-properties draw:fill="none" draw:fill-hatch-name="hatch"/>
      <style:paragraph-properties fo:margin-left="3.3cm" fo:margin-right="1.199cm" fo:margin-top="0cm" fo:margin-bottom="0.101cm" style:contextual-spacing="false" fo:line-height="86%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officeooo:paragraph-rsid="0018514d" fo:hyphenate="false" loext:hyphenation-no-caps="false"/>
    </style:style>
    <style:style style:name="P31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officeooo:paragraph-rsid="001a92c4" fo:hyphenate="false" loext:hyphenation-no-caps="false"/>
    </style:style>
    <style:style style:name="P32" style:family="paragraph" style:parent-style-name="Table_20_Paragraph" style:master-page-name="">
      <loext:graphic-properties draw:fill="none"/>
      <style:paragraph-properties fo:margin-left="2.799cm" fo:margin-right="0cm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3" style:family="paragraph" style:parent-style-name="Table_20_Paragraph" style:master-page-name="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4" style:family="paragraph" style:parent-style-name="Table_20_Paragraph" style:master-page-name="">
      <loext:graphic-properties draw:fill="none"/>
      <style:paragraph-properties fo:margin-left="3.3cm" fo:margin-right="0cm" fo:margin-top="0.191cm" fo:margin-bottom="0cm" style:contextual-spacing="false" fo:orphans="0" fo:widows="0" fo:hyphenation-ladder-count="no-limit" fo:text-indent="-0.499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5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fo:background-color="transparent"/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6" style:family="paragraph" style:parent-style-name="Standard" style:master-page-name="">
      <loext:graphic-properties draw:fill="none"/>
      <style:paragraph-properties fo:margin-left="2.6cm" fo:margin-right="0cm" fo:margin-top="0.028cm" fo:margin-bottom="0cm" style:contextual-spacing="false" fo:line-height="0.293cm" fo:orphans="0" fo:widows="0" fo:hyphenation-ladder-count="no-limit" fo:text-indent="0cm" style:auto-text-indent="false" style:page-number="auto" fo:background-color="transparent">
        <style:tab-stops>
          <style:tab-stop style:position="0.168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7" style:family="paragraph" style:parent-style-name="Table_20_Paragraph" style:master-page-name="">
      <loext:graphic-properties draw:fill="none"/>
      <style:paragraph-properties fo:margin-left="2.799cm" fo:margin-right="0.801cm" fo:margin-top="0.025cm" fo:margin-bottom="0cm" style:contextual-spacing="false" fo:line-height="103%" fo:text-align="start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8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line-height="103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9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40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 style:writing-mode="lr-tb"/>
      <style:text-properties officeooo:paragraph-rsid="002540c9" fo:hyphenate="false" loext:hyphenation-no-caps="false"/>
    </style:style>
    <style:style style:name="P41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540c9" fo:hyphenate="false" loext:hyphenation-no-caps="false"/>
    </style:style>
    <style:style style:name="P42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df1fe" fo:hyphenate="false" loext:hyphenation-no-caps="false"/>
    </style:style>
    <style:style style:name="P43" style:family="paragraph" style:parent-style-name="Texto_20_independiente" style:master-page-name="">
      <loext:graphic-properties draw:fill="none" draw:fill-hatch-name="hatch"/>
      <style:paragraph-properties fo:margin-left="1.9cm" fo:margin-right="1.799cm" fo:margin-top="0.101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4" style:family="paragraph" style:parent-style-name="Texto_20_independiente" style:master-page-name="">
      <loext:graphic-properties draw:fill="none" draw:fill-hatch-name="hatch"/>
      <style:paragraph-properties fo:margin-left="2.701cm" fo:margin-right="5.2cm" fo:margin-top="0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5" style:family="paragraph" style:parent-style-name="Texto_20_independiente" style:master-page-name="">
      <loext:graphic-properties draw:fill="none"/>
      <style:paragraph-properties fo:margin-left="1.9cm" fo:margin-right="5.2cm" fo:margin-top="0.307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6" style:family="paragraph" style:parent-style-name="Texto_20_independiente">
      <loext:graphic-properties draw:fill-hatch-name="hatch"/>
      <style:paragraph-properties fo:margin-left="2.771cm" fo:margin-right="5.249cm" fo:margin-top="0cm" fo:margin-bottom="0cm" style:contextual-spacing="false" fo:line-height="102%" fo:text-indent="0cm" style:auto-text-indent="false">
        <style:tab-stops/>
      </style:paragraph-properties>
      <style:text-properties fo:color="#221e1f" loext:opacity="100%" fo:font-size="9pt" fo:language="es" fo:country="ES" style:font-size-asian="9pt" style:text-scale="105%"/>
    </style:style>
    <style:style style:name="P47" style:family="paragraph" style:parent-style-name="Texto_20_independiente" style:master-page-name="">
      <loext:graphic-properties draw:fill="none" draw:fill-hatch-name="hatch"/>
      <style:paragraph-properties fo:margin-left="2.701cm" fo:margin-right="1.799cm" fo:margin-top="0cm" fo:margin-bottom="0cm" style:contextual-spacing="false" fo:line-height="15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8" style:family="paragraph" style:parent-style-name="Texto_20_independiente">
      <loext:graphic-properties draw:fill-hatch-name="hatch"/>
      <style:paragraph-properties fo:margin-top="0.101cm" fo:margin-bottom="0cm" style:contextual-spacing="false"/>
      <style:text-properties fo:font-size="9pt" fo:language="es" fo:country="ES" style:font-size-asian="7.84999990463257pt" style:font-size-complex="9pt"/>
    </style:style>
    <style:style style:name="P49" style:family="paragraph" style:parent-style-name="Normal" style:master-page-name="MP0">
      <loext:graphic-properties draw:fill-gradient-name="Gradient_20_1" draw:fill-hatch-name="hatch"/>
      <style:paragraph-properties fo:margin-top="0.199cm" fo:margin-bottom="0cm" style:contextual-spacing="false" fo:text-align="center" style:justify-single-word="false" style:page-number="auto" fo:padding="0.049cm" fo:border="0.06pt solid #000000"/>
      <style:text-properties fo:font-size="13pt" fo:language="es" fo:country="ES" fo:font-weight="bold" officeooo:paragraph-rsid="004be477" style:font-size-asian="13pt" style:font-weight-asian="bold" style:font-size-complex="13pt"/>
    </style:style>
    <style:style style:name="P5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1" style:family="paragraph">
      <style:paragraph-properties fo:text-align="start"/>
    </style:style>
    <style:style style:name="P52" style:family="paragraph">
      <style:paragraph-properties fo:text-align="start"/>
      <style:text-properties style:font-name="Arial4" fo:font-size="7pt"/>
    </style:style>
    <style:style style:name="P53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54" style:family="paragraph">
      <style:paragraph-properties fo:text-align="start"/>
      <style:text-properties style:text-line-through-style="none" style:text-line-through-type="none" style:font-name="Arial4" fo:font-size="7pt" fo:font-style="normal" style:text-underline-style="none"/>
    </style:style>
    <style:style style:name="T1" style:family="text">
      <style:text-properties fo:color="#221e1f" loext:opacity="100%" fo:font-size="9pt" fo:language="es" fo:country="ES" style:font-size-asian="9pt"/>
    </style:style>
    <style:style style:name="T2" style:family="text">
      <style:text-properties fo:color="#221e1f" loext:opacity="100%" fo:font-size="9pt" fo:language="es" fo:country="ES" style:font-size-asian="9pt" style:text-scale="105%"/>
    </style:style>
    <style:style style:name="T3" style:family="text">
      <style:text-properties fo:color="#221e1f" loext:opacity="100%" fo:font-size="9pt" fo:language="es" fo:country="ES" officeooo:rsid="0018514d" style:font-size-asian="9pt"/>
    </style:style>
    <style:style style:name="T4" style:family="text">
      <style:text-properties fo:color="#221e1f" loext:opacity="100%" fo:font-size="9pt" fo:language="es" fo:country="ES" officeooo:rsid="001a92c4" style:font-size-asian="9pt"/>
    </style:style>
    <style:style style:name="T5" style:family="text">
      <style:text-properties fo:color="#221e1f" loext:opacity="100%" fo:font-size="9pt" fo:language="es" fo:country="ES" officeooo:rsid="002a0fba" style:font-size-asian="9pt"/>
    </style:style>
    <style:style style:name="T6" style:family="text">
      <style:text-properties fo:color="#221e1f" loext:opacity="100%" fo:font-size="9pt" fo:language="es" fo:country="ES" fo:font-weight="bold" style:font-size-asian="9pt" style:font-weight-asian="bold" style:text-scale="105%"/>
    </style:style>
    <style:style style:name="T7" style:family="text">
      <style:text-properties fo:color="#221e1f" loext:opacity="100%" fo:font-size="9pt" fo:language="es" fo:country="ES" fo:font-weight="bold" officeooo:rsid="00577e8e" style:font-size-asian="9pt" style:font-weight-asian="bold" style:text-scale="105%"/>
    </style:style>
    <style:style style:name="T8" style:family="text">
      <style:text-properties fo:color="#221e1f" loext:opacity="100%" fo:font-size="9pt" fo:letter-spacing="-0.002cm" fo:language="es" fo:country="ES" style:font-size-asian="9pt" style:text-scale="105%"/>
    </style:style>
    <style:style style:name="T9" style:family="text">
      <style:text-properties fo:color="#221e1f" loext:opacity="100%" fo:font-size="7.5pt" fo:language="es" fo:country="ES" fo:font-style="normal" style:font-size-asian="7.5pt" style:font-style-asian="normal" style:font-style-complex="normal" style:text-scale="105%"/>
    </style:style>
    <style:style style:name="T10" style:family="text">
      <style:text-properties fo:color="#221e1f" loext:opacity="100%" fo:font-size="7.5pt" fo:letter-spacing="-0.004cm" fo:language="es" fo:country="ES" fo:font-style="normal" style:font-size-asian="7.5pt" style:font-style-asian="normal" style:font-style-complex="normal" style:text-scale="105%"/>
    </style:style>
    <style:style style:name="T11" style:family="text">
      <style:text-properties fo:color="#221e1f" loext:opacity="100%" fo:font-size="7.5pt" fo:letter-spacing="-0.005cm" fo:language="es" fo:country="ES" fo:font-style="normal" style:font-size-asian="7.5pt" style:font-style-asian="normal" style:font-style-complex="normal" style:text-scale="105%"/>
    </style:style>
    <style:style style:name="T12" style:family="text">
      <style:text-properties fo:color="#221e1f" loext:opacity="100%" fo:font-size="7.5pt" fo:letter-spacing="-0.002cm" fo:language="es" fo:country="ES" fo:font-style="normal" style:font-size-asian="7.5pt" style:font-style-asian="normal" style:font-style-complex="normal" style:text-scale="105%"/>
    </style:style>
    <style:style style:name="T13" style:family="text">
      <style:text-properties fo:color="#221e1f" loext:opacity="100%" style:font-name="Arial2" fo:font-size="7.5pt" fo:letter-spacing="-0.011cm" fo:language="es" fo:country="ES" fo:font-style="normal" officeooo:rsid="001a92c4" style:font-name-asian="Arial2" style:font-size-asian="7.5pt" style:font-style-asian="normal" style:font-name-complex="Arial2" style:font-style-complex="normal"/>
    </style:style>
    <style:style style:name="T14" style:family="text">
      <style:text-properties fo:color="#221e1f" loext:opacity="100%" style:text-position="sub 58%" fo:font-size="9pt" fo:language="es" fo:country="ES" officeooo:rsid="001a92c4" style:font-size-asian="9pt"/>
    </style:style>
    <style:style style:name="T15" style:family="text">
      <style:text-properties fo:color="#221e1f" loext:opacity="100%" style:text-position="sub 58%" fo:font-size="9pt" fo:language="es" fo:country="ES" fo:font-style="italic" officeooo:rsid="001a92c4" style:font-size-asian="9pt" style:font-style-asian="italic" style:font-style-complex="italic"/>
    </style:style>
    <style:style style:name="T16" style:family="text">
      <style:text-properties fo:color="#221e1f" loext:opacity="100%" style:text-position="sub 58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17" style:family="text">
      <style:text-properties fo:color="#221e1f" loext:opacity="100%" style:text-position="sub 58%" style:font-name="Arial1" fo:font-size="7.5pt" fo:letter-spacing="-0.011cm" fo:language="es" fo:country="ES" fo:font-style="normal" officeooo:rsid="002df1fe" style:font-name-asian="Arial2" style:font-size-asian="7.5pt" style:font-style-asian="normal" style:font-name-complex="Arial2" style:font-size-complex="7.5pt" style:font-style-complex="normal"/>
    </style:style>
    <style:style style:name="T18" style:family="text">
      <style:text-properties fo:color="#221e1f" loext:opacity="100%" style:text-position="sub 58%" style:font-name="Arial1" fo:font-size="2pt" fo:letter-spacing="-0.011cm" fo:language="es" fo:country="ES" fo:font-style="normal" officeooo:rsid="00314ab5" style:font-name-asian="Arial2" style:font-size-asian="1.75pt" style:font-style-asian="normal" style:font-name-complex="Arial2" style:font-size-complex="2pt" style:font-style-complex="normal"/>
    </style:style>
    <style:style style:name="T19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0" style:family="text">
      <style:text-properties fo:color="#221e1f" loext:opacity="100%" style:font-name="Arial" fo:font-size="6pt" fo:letter-spacing="-0.004cm" fo:language="ca" fo:country="ES" fo:font-style="italic" officeooo:rsid="00531b7f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1" style:family="text">
      <style:text-properties fo:color="#221e1f" loext:opacity="100%" style:font-name="Arial" fo:font-size="6pt" fo:letter-spacing="-0.004cm" fo:language="ca" fo:country="ES" fo:font-style="italic" officeooo:rsid="002540c9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2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23" style:family="text">
      <style:text-properties fo:color="#221e1f" loext:opacity="100%" style:font-name="Arial" fo:font-size="6pt" fo:letter-spacing="-0.004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4" style:family="text">
      <style:text-properties fo:color="#221e1f" loext:opacity="100%" style:font-name="Arial" fo:font-size="6pt" fo:letter-spacing="-0.004cm" fo:language="ca" fo:country="ES" fo:font-style="normal" officeooo:rsid="001a92c4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5" style:family="text">
      <style:text-properties fo:color="#221e1f" loext:opacity="100%" style:font-name="Arial" fo:font-size="6pt" fo:letter-spacing="-0.004cm" fo:language="ca" fo:country="ES" fo:font-style="normal" officeooo:rsid="00531b7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6" style:family="text">
      <style:text-properties fo:color="#221e1f" loext:opacity="100%" style:font-name="Arial" fo:font-size="6pt" fo:letter-spacing="-0.004cm" fo:language="ca" fo:country="ES" fo:font-style="normal" officeooo:rsid="002540c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7" style:family="text">
      <style:text-properties fo:color="#221e1f" loext:opacity="100%" style:font-name="Arial" fo:font-size="6pt" fo:letter-spacing="-0.004cm" fo:language="ca" fo:country="ES" fo:font-style="normal" officeooo:rsid="002df1f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8" style:family="text">
      <style:text-properties fo:color="#221e1f" loext:opacity="100%" style:font-name="Arial" fo:font-size="6pt" fo:letter-spacing="-0.004cm" fo:language="ca" fo:country="ES" fo:font-style="normal" officeooo:rsid="002fb10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9" style:family="text">
      <style:text-properties fo:color="#221e1f" loext:opacity="100%" style:font-name="Arial" fo:font-size="6pt" fo:letter-spacing="-0.004cm" fo:language="ca" fo:country="ES" fo:font-style="normal" officeooo:rsid="003ca04d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0" style:family="text">
      <style:text-properties fo:color="#221e1f" loext:opacity="100%" style:font-name="Arial" fo:font-size="6pt" fo:letter-spacing="-0.004cm" fo:language="ca" fo:country="ES" fo:font-style="normal" officeooo:rsid="004562e2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1" style:family="text">
      <style:text-properties fo:color="#221e1f" loext:opacity="100%" style:font-name="Arial" fo:font-size="6pt" fo:letter-spacing="-0.004cm" fo:language="ca" fo:country="ES" fo:font-style="normal" officeooo:rsid="005019e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2" style:family="text">
      <style:text-properties fo:color="#221e1f" loext:opacity="100%" style:font-name="Arial" fo:font-size="6pt" fo:letter-spacing="-0.007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3" style:family="text">
      <style:text-properties fo:color="#221e1f" loext:opacity="100%" style:font-name="Arial" fo:font-size="6pt" fo:letter-spacing="-0.002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34" style:family="text">
      <style:text-properties fo:color="#221e1f" loext:opacity="100%" style:font-name="Arial" fo:font-size="6pt" fo:letter-spacing="-0.002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5" style:family="text">
      <style:text-properties fo:color="#221e1f" loext:opacity="100%" style:text-position="0% 100%" fo:font-size="9pt" fo:language="es" fo:country="ES" fo:font-style="normal" officeooo:rsid="001a92c4" style:font-size-asian="9pt" style:font-style-asian="normal" style:font-style-complex="normal"/>
    </style:style>
    <style:style style:name="T36" style:family="text">
      <style:text-properties fo:color="#221e1f" loext:opacity="100%" style:font-name="Arial1" fo:font-size="7.5pt" fo:letter-spacing="-0.004cm" fo:language="es" fo:country="ES" fo:font-style="normal" officeooo:rsid="00314ab5" style:font-size-asian="7.5pt" style:font-style-asian="normal" style:font-size-complex="7.5pt" style:font-style-complex="normal"/>
    </style:style>
    <style:style style:name="T37" style:family="text">
      <style:text-properties fo:color="#221e1f" loext:opacity="100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38" style:family="text">
      <style:text-properties fo:color="#221e1f" loext:opacity="100%" style:font-name="Arial1" fo:font-size="7.5pt" fo:letter-spacing="-0.011cm" fo:language="es" fo:country="ES" fo:font-style="normal" officeooo:rsid="0024efdd" style:font-name-asian="Arial2" style:font-size-asian="7.5pt" style:font-style-asian="normal" style:font-name-complex="Arial2" style:font-size-complex="7.5pt" style:font-style-complex="normal"/>
    </style:style>
    <style:style style:name="T39" style:family="text">
      <style:text-properties fo:color="#221e1f" loext:opacity="100%" style:font-name="Arial1" fo:font-size="7.5pt" fo:letter-spacing="-0.011cm" fo:language="es" fo:country="ES" fo:font-style="normal" officeooo:rsid="002540c9" style:font-name-asian="Arial2" style:font-size-asian="7.5pt" style:font-style-asian="normal" style:font-name-complex="Arial2" style:font-size-complex="7.5pt" style:font-style-complex="normal"/>
    </style:style>
    <style:style style:name="T40" style:family="text">
      <style:text-properties fo:color="#221e1f" loext:opacity="100%" fo:font-size="7pt" fo:language="es" fo:country="ES" style:font-size-asian="6.09999990463257pt" style:font-size-complex="7pt"/>
    </style:style>
    <style:style style:name="T41" style:family="text">
      <style:text-properties fo:color="#221e1f" loext:opacity="100%" fo:font-size="7pt" fo:language="es" fo:country="ES" style:font-size-asian="6.09999990463257pt" style:font-size-complex="7pt" style:text-scale="105%"/>
    </style:style>
    <style:style style:name="T42" style:family="text">
      <style:text-properties fo:color="#221e1f" loext:opacity="100%" fo:language="es" fo:country="ES" style:text-scale="105%"/>
    </style:style>
    <style:style style:name="T43" style:family="text">
      <style:text-properties fo:font-size="7.5pt" fo:letter-spacing="-0.004cm" fo:font-style="italic" style:font-size-asian="7.5pt" style:font-style-asian="italic"/>
    </style:style>
    <style:style style:name="T44" style:family="text">
      <style:text-properties fo:font-size="7.5pt" fo:letter-spacing="-0.004cm" fo:font-style="italic" officeooo:rsid="004327e9" style:font-size-asian="7.5pt" style:font-style-asian="italic"/>
    </style:style>
    <style:style style:name="T45" style:family="text">
      <style:text-properties fo:font-size="7.5pt" fo:letter-spacing="-0.004cm" fo:font-style="italic" officeooo:rsid="004036b1" style:font-size-asian="7.5pt" style:font-style-asian="italic"/>
    </style:style>
    <style:style style:name="T46" style:family="text">
      <style:text-properties fo:font-size="7.5pt" fo:letter-spacing="-0.004cm" fo:font-style="italic" officeooo:rsid="001e4335" style:font-size-asian="7.5pt" style:font-style-asian="italic"/>
    </style:style>
    <style:style style:name="T47" style:family="text">
      <style:text-properties fo:font-size="7.5pt" fo:letter-spacing="-0.004cm" fo:font-style="italic" officeooo:rsid="00444da6" style:font-size-asian="7.5pt" style:font-style-asian="italic"/>
    </style:style>
    <style:style style:name="T48" style:family="text">
      <style:text-properties fo:font-size="7.5pt" fo:letter-spacing="-0.004cm" style:font-size-asian="7.5pt"/>
    </style:style>
    <style:style style:name="T49" style:family="text">
      <style:text-properties fo:font-size="7.5pt" fo:letter-spacing="-0.004cm" officeooo:rsid="002df1fe" style:font-size-asian="7.5pt"/>
    </style:style>
    <style:style style:name="T50" style:family="text">
      <style:text-properties fo:font-size="7.5pt" fo:letter-spacing="-0.004cm" fo:font-style="normal" style:font-size-asian="7.5pt" style:font-style-asian="normal" style:font-style-complex="normal"/>
    </style:style>
    <style:style style:name="T51" style:family="text">
      <style:text-properties fo:font-size="7.5pt" fo:letter-spacing="-0.005cm" style:font-size-asian="7.5pt"/>
    </style:style>
    <style:style style:name="T52" style:family="text">
      <style:text-properties fo:font-size="7.5pt" fo:letter-spacing="-0.005cm" fo:font-style="normal" style:font-size-asian="7.5pt" style:font-style-asian="normal" style:font-style-complex="normal"/>
    </style:style>
    <style:style style:name="T53" style:family="text">
      <style:text-properties fo:font-size="7.5pt" style:font-size-asian="7.5pt"/>
    </style:style>
    <style:style style:name="T54" style:family="text">
      <style:text-properties fo:font-size="7.5pt" fo:letter-spacing="-0.007cm" style:font-size-asian="7.5pt"/>
    </style:style>
    <style:style style:name="T55" style:family="text">
      <style:text-properties fo:font-size="7.5pt" fo:letter-spacing="-0.009cm" style:font-size-asian="7.5pt"/>
    </style:style>
    <style:style style:name="T56" style:family="text">
      <style:text-properties fo:font-size="7.5pt" fo:font-style="normal" style:font-size-asian="7.5pt" style:font-style-asian="normal" style:font-style-complex="normal"/>
    </style:style>
    <style:style style:name="T57" style:family="text">
      <style:text-properties fo:font-size="7.5pt" fo:font-style="normal" officeooo:rsid="001c27d9" style:font-size-asian="7.5pt" style:font-style-asian="normal" style:font-style-complex="normal"/>
    </style:style>
    <style:style style:name="T58" style:family="text">
      <style:text-properties fo:font-size="7.5pt" fo:language="es" fo:country="ES" fo:font-style="normal" style:font-size-asian="7.5pt" style:font-style-asian="normal" style:font-style-complex="normal"/>
    </style:style>
    <style:style style:name="T59" style:family="text">
      <style:text-properties style:text-position="sub 58%"/>
    </style:style>
    <style:style style:name="T60" style:family="text">
      <style:text-properties style:text-position="sub 58%" fo:font-size="7.5pt" fo:letter-spacing="-0.004cm" fo:font-style="italic" officeooo:rsid="00526662" style:font-size-asian="7.5pt" style:font-style-asian="italic"/>
    </style:style>
    <style:style style:name="T61" style:family="text">
      <style:text-properties style:text-position="sub 58%" fo:font-size="7.5pt" fo:letter-spacing="-0.004cm" fo:font-style="italic" officeooo:rsid="001f40b3" style:font-size-asian="7.5pt" style:font-style-asian="italic"/>
    </style:style>
    <style:style style:name="T62" style:family="text">
      <style:text-properties style:text-position="sub 58%" officeooo:rsid="001f40b3"/>
    </style:style>
    <style:style style:name="T63" style:family="text">
      <style:text-properties style:text-position="sub 58%" officeooo:rsid="002df1fe"/>
    </style:style>
    <style:style style:name="T64" style:family="text">
      <style:text-properties style:font-name="Arial" fo:font-size="6pt" fo:language="ca" fo:country="ES" officeooo:rsid="00531b7f" style:font-name-asian="Arial3" style:font-size-asian="6pt" style:language-asian="en" style:country-asian="US" style:font-name-complex="Arial3" style:language-complex="ar" style:country-complex="SA"/>
    </style:style>
    <style:style style:name="T65" style:family="text">
      <style:text-properties fo:font-size="6pt" style:font-size-asian="6pt"/>
    </style:style>
    <style:style style:name="T66" style:family="text">
      <style:text-properties fo:font-size="6pt" officeooo:rsid="00531b7f" style:font-size-asian="6pt"/>
    </style:style>
    <style:style style:name="T67" style:family="text">
      <style:text-properties fo:font-size="6pt" fo:letter-spacing="-0.012cm" style:font-size-asian="6pt"/>
    </style:style>
    <style:style style:name="T68" style:family="text">
      <style:text-properties fo:font-size="6pt" fo:letter-spacing="-0.012cm" officeooo:rsid="001a92c4" style:font-size-asian="6pt"/>
    </style:style>
    <style:style style:name="T69" style:family="text">
      <style:text-properties fo:font-size="6pt" fo:letter-spacing="-0.007cm" fo:font-style="italic" style:font-size-asian="6pt" style:font-style-asian="italic"/>
    </style:style>
    <style:style style:name="T70" style:family="text">
      <style:text-properties fo:font-size="6pt" fo:letter-spacing="-0.009cm" style:font-size-asian="6pt"/>
    </style:style>
    <style:style style:name="T71" style:family="text">
      <style:text-properties fo:font-size="6pt" fo:letter-spacing="-0.009cm" fo:font-style="italic" style:font-size-asian="6pt" style:font-style-asian="italic"/>
    </style:style>
    <style:style style:name="T72" style:family="text">
      <style:text-properties fo:font-size="6pt" fo:font-style="italic" style:font-size-asian="6pt" style:font-style-asian="italic"/>
    </style:style>
    <style:style style:name="T73" style:family="text">
      <style:text-properties fo:font-size="6pt" fo:letter-spacing="-0.004cm" fo:font-style="italic" style:font-size-asian="6pt" style:font-style-asian="italic"/>
    </style:style>
    <style:style style:name="T74" style:family="text">
      <style:text-properties fo:font-size="6pt" fo:letter-spacing="-0.011cm" fo:font-style="italic" style:font-size-asian="6pt" style:font-style-asian="italic"/>
    </style:style>
    <style:style style:name="T75" style:family="text">
      <style:text-properties fo:letter-spacing="-0.005cm"/>
    </style:style>
    <style:style style:name="T76" style:family="text">
      <style:text-properties fo:letter-spacing="-0.004cm"/>
    </style:style>
    <style:style style:name="T77" style:family="text">
      <style:text-properties fo:letter-spacing="-0.007cm"/>
    </style:style>
    <style:style style:name="T78" style:family="text">
      <style:text-properties fo:letter-spacing="-0.002cm"/>
    </style:style>
    <style:style style:name="T79" style:family="text">
      <style:text-properties officeooo:rsid="001a92c4"/>
    </style:style>
    <style:style style:name="T80" style:family="text">
      <style:text-properties fo:letter-spacing="0.055cm"/>
    </style:style>
    <style:style style:name="T81" style:family="text">
      <style:text-properties officeooo:rsid="002df1fe"/>
    </style:style>
    <style:style style:name="T82" style:family="text">
      <style:text-properties officeooo:rsid="002df1fe" style:font-name-asian="Arial2" style:font-name-complex="Arial2"/>
    </style:style>
    <style:style style:name="T83" style:family="text">
      <style:text-properties officeooo:rsid="002fb10f" style:font-name-asian="Arial2" style:font-name-complex="Arial2"/>
    </style:style>
    <style:style style:name="T84" style:family="text">
      <style:text-properties officeooo:rsid="004c4f2e"/>
    </style:style>
    <style:style style:name="T85" style:family="text">
      <style:text-properties officeooo:rsid="004be477"/>
    </style:style>
    <style:style style:name="T86" style:family="text">
      <style:text-properties officeooo:rsid="004eac2a"/>
    </style:style>
    <style:style style:name="gr1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A_DNI" form:control-implementation="ooo:com.sun.star.form.component.TextField" xml:id="control1" form:id="control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ombre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Direccion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oblacion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CP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ódigo postal"/>
              <form:property form:property-name="ObjIDinMSO" office:value-type="float" office:value="65535"/>
            </form:properties>
          </form:text>
          <form:text form:name="A_Telefono" form:control-implementation="ooo:com.sun.star.form.component.TextField" xml:id="control6" form:id="control6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Mail" form:control-implementation="ooo:com.sun.star.form.component.TextField" xml:id="control7" form:id="control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_Requisito1" form:control-implementation="ooo:com.sun.star.form.component.CheckBox" xml:id="control8" form:id="control8" form:label="Casilla" form:tab-index="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2" form:control-implementation="ooo:com.sun.star.form.component.CheckBox" xml:id="control9" form:id="control9" form:label="Casilla" form:tab-index="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4" form:control-implementation="ooo:com.sun.star.form.component.CheckBox" xml:id="control10" form:id="control10" form:label="Casilla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ombobox form:name="C_Modulo13AACO" form:control-implementation="ooo:com.sun.star.form.component.ComboBox" xml:id="control11" form:id="control11" form:dropdown="true" form:size="20" form:tab-index="4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4AACO" form:control-implementation="ooo:com.sun.star.form.component.ComboBox" xml:id="control12" form:id="control12" form:dropdown="true" form:size="20" form:tab-index="4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5AACO" form:control-implementation="ooo:com.sun.star.form.component.ComboBox" xml:id="control13" form:id="control13" form:dropdown="true" form:size="20" form:tab-index="4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6AACO" form:control-implementation="ooo:com.sun.star.form.component.ComboBox" xml:id="control14" form:id="control14" form:dropdown="true" form:size="20" form:tab-index="4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" form:control-implementation="ooo:com.sun.star.form.component.ComboBox" xml:id="control15" form:id="control15" form:dropdown="true" form:size="20" form:tab-index="1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486 - Acceso a Datos"/>
            <form:item form:label="0488 - Desarrollo de Interfaces"/>
            <form:item form:label="0489 - Programación Multimedia y de Dispositivos Moviles"/>
            <form:item form:label="0490 - Programación de Servicios y Procesos"/>
            <form:item form:label="0491 - Sistemas de Gestión Empresarial"/>
            <form:item form:label="0494 - Empresa e Iniciativa Emprendedora"/>
            <form:item form:label="CV0004 - Inglés técnico II"/>
            <form:item form:label="0493 - Formación y Orientación Laboral (a extinguir)"/>
            <form:item form:label="CV0003 - Inglés técnico I (a extinguir)"/>
          </form:combobox>
          <form:combobox form:name="C_Modulo1AACO" form:control-implementation="ooo:com.sun.star.form.component.ComboBox" xml:id="control16" form:id="control16" form:dropdown="true" form:size="20" form:tab-index="1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 "/>
            <form:item form:label="CO"/>
          </form:combobox>
          <form:combobox form:name="C_Modulo2AACO" form:control-implementation="ooo:com.sun.star.form.component.ComboBox" xml:id="control17" form:id="control17" form:dropdown="true" form:size="20" form:tab-index="1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3AACO" form:control-implementation="ooo:com.sun.star.form.component.ComboBox" xml:id="control18" form:id="control18" form:dropdown="true" form:size="20" form:tab-index="2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4AACO" form:control-implementation="ooo:com.sun.star.form.component.ComboBox" xml:id="control19" form:id="control19" form:dropdown="true" form:size="20" form:tab-index="2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5AACO" form:control-implementation="ooo:com.sun.star.form.component.ComboBox" xml:id="control20" form:id="control20" form:dropdown="true" form:size="20" form:tab-index="2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6AACO" form:control-implementation="ooo:com.sun.star.form.component.ComboBox" xml:id="control21" form:id="control21" form:dropdown="true" form:size="20" form:tab-index="2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7AACO" form:control-implementation="ooo:com.sun.star.form.component.ComboBox" xml:id="control22" form:id="control22" form:dropdown="true" form:size="20" form:tab-index="2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8AACO" form:control-implementation="ooo:com.sun.star.form.component.ComboBox" xml:id="control23" form:id="control23" form:dropdown="true" form:size="20" form:tab-index="3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9AACO" form:control-implementation="ooo:com.sun.star.form.component.ComboBox" xml:id="control24" form:id="control24" form:dropdown="true" form:size="20" form:tab-index="3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0AACO" form:control-implementation="ooo:com.sun.star.form.component.ComboBox" xml:id="control25" form:id="control25" form:dropdown="true" form:size="20" form:tab-index="3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1AACO" form:control-implementation="ooo:com.sun.star.form.component.ComboBox" xml:id="control26" form:id="control26" form:dropdown="true" form:size="20" form:tab-index="3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2AACO" form:control-implementation="ooo:com.sun.star.form.component.ComboBox" xml:id="control27" form:id="control27" form:dropdown="true" form:size="20" form:tab-index="3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text form:name="B_OtrosEstudios" form:control-implementation="ooo:com.sun.star.form.component.TextField" xml:id="control28" form:id="control2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checkbox form:name="C_Docu6" form:control-implementation="ooo:com.sun.star.form.component.CheckBox" xml:id="control29" form:id="control29" form:label="Casilla" form:tab-index="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1" form:control-implementation="ooo:com.sun.star.form.component.CheckBox" xml:id="control30" form:id="control30" form:label="Casilla" form:tab-index="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2" form:control-implementation="ooo:com.sun.star.form.component.CheckBox" xml:id="control31" form:id="control31" form:label="Casilla" form:tab-index="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4" form:control-implementation="ooo:com.sun.star.form.component.CheckBox" xml:id="control32" form:id="control32" form:label="Casilla" form:tab-index="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EstudiosCEED" form:control-implementation="ooo:com.sun.star.form.component.TextField" xml:id="control33" form:id="control33" form:tab-index="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IA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úmero de identificacion alumnado"/>
              <form:property form:property-name="ObjIDinMSO" office:value-type="float" office:value="65535"/>
            </form:properties>
          </form:text>
          <form:combobox form:name="C_Modulo2" form:control-implementation="ooo:com.sun.star.form.component.ComboBox" xml:id="control35" form:id="control35" form:dropdown="true" form:size="20" form:tab-index="1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486 - Acceso a Datos"/>
            <form:item form:label="0488 - Desarrollo de Interfaces"/>
            <form:item form:label="0489 - Programación Multimedia y de Dispositivos Moviles"/>
            <form:item form:label="0490 - Programación de Servicios y Procesos"/>
            <form:item form:label="0491 - Sistemas de Gestión Empresarial"/>
            <form:item form:label="0494 - Empresa e Iniciativa Emprendedora"/>
            <form:item form:label="CV0004 - Inglés técnico II"/>
            <form:item form:label="0493 - Formación y Orientación Laboral (a extinguir)"/>
            <form:item form:label="CV0003 - Inglés técnico I (a extinguir)"/>
          </form:combobox>
          <form:combobox form:name="C_Modulo3" form:control-implementation="ooo:com.sun.star.form.component.ComboBox" xml:id="control36" form:id="control36" form:dropdown="true" form:size="20" form:tab-index="2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486 - Acceso a Datos"/>
            <form:item form:label="0488 - Desarrollo de Interfaces"/>
            <form:item form:label="0489 - Programación Multimedia y de Dispositivos Moviles"/>
            <form:item form:label="0490 - Programación de Servicios y Procesos"/>
            <form:item form:label="0491 - Sistemas de Gestión Empresarial"/>
            <form:item form:label="0494 - Empresa e Iniciativa Emprendedora"/>
            <form:item form:label="CV0004 - Inglés técnico II"/>
            <form:item form:label="0493 - Formación y Orientación Laboral (a extinguir)"/>
            <form:item form:label="CV0003 - Inglés técnico I (a extinguir)"/>
          </form:combobox>
          <form:combobox form:name="C_Modulo4" form:control-implementation="ooo:com.sun.star.form.component.ComboBox" xml:id="control37" form:id="control37" form:dropdown="true" form:size="20" form:tab-index="2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486 - Acceso a Datos"/>
            <form:item form:label="0488 - Desarrollo de Interfaces"/>
            <form:item form:label="0489 - Programación Multimedia y de Dispositivos Moviles"/>
            <form:item form:label="0490 - Programación de Servicios y Procesos"/>
            <form:item form:label="0491 - Sistemas de Gestión Empresarial"/>
            <form:item form:label="0494 - Empresa e Iniciativa Emprendedora"/>
            <form:item form:label="CV0004 - Inglés técnico II"/>
            <form:item form:label="0493 - Formación y Orientación Laboral (a extinguir)"/>
            <form:item form:label="CV0003 - Inglés técnico I (a extinguir)"/>
          </form:combobox>
          <form:combobox form:name="C_Modulo5" form:control-implementation="ooo:com.sun.star.form.component.ComboBox" xml:id="control38" form:id="control38" form:dropdown="true" form:size="20" form:tab-index="2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486 - Acceso a Datos"/>
            <form:item form:label="0488 - Desarrollo de Interfaces"/>
            <form:item form:label="0489 - Programación Multimedia y de Dispositivos Moviles"/>
            <form:item form:label="0490 - Programación de Servicios y Procesos"/>
            <form:item form:label="0491 - Sistemas de Gestión Empresarial"/>
            <form:item form:label="0494 - Empresa e Iniciativa Emprendedora"/>
            <form:item form:label="CV0004 - Inglés técnico II"/>
            <form:item form:label="0493 - Formación y Orientación Laboral (a extinguir)"/>
            <form:item form:label="CV0003 - Inglés técnico I (a extinguir)"/>
          </form:combobox>
          <form:combobox form:name="C_Modulo6" form:control-implementation="ooo:com.sun.star.form.component.ComboBox" xml:id="control39" form:id="control39" form:dropdown="true" form:size="20" form:tab-index="2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486 - Acceso a Datos"/>
            <form:item form:label="0488 - Desarrollo de Interfaces"/>
            <form:item form:label="0489 - Programación Multimedia y de Dispositivos Moviles"/>
            <form:item form:label="0490 - Programación de Servicios y Procesos"/>
            <form:item form:label="0491 - Sistemas de Gestión Empresarial"/>
            <form:item form:label="0494 - Empresa e Iniciativa Emprendedora"/>
            <form:item form:label="CV0004 - Inglés técnico II"/>
            <form:item form:label="0493 - Formación y Orientación Laboral (a extinguir)"/>
            <form:item form:label="CV0003 - Inglés técnico I (a extinguir)"/>
          </form:combobox>
          <form:combobox form:name="C_Modulo7" form:control-implementation="ooo:com.sun.star.form.component.ComboBox" xml:id="control40" form:id="control40" form:dropdown="true" form:size="20" form:tab-index="2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486 - Acceso a Datos"/>
            <form:item form:label="0488 - Desarrollo de Interfaces"/>
            <form:item form:label="0489 - Programación Multimedia y de Dispositivos Moviles"/>
            <form:item form:label="0490 - Programación de Servicios y Procesos"/>
            <form:item form:label="0491 - Sistemas de Gestión Empresarial"/>
            <form:item form:label="0494 - Empresa e Iniciativa Emprendedora"/>
            <form:item form:label="CV0004 - Inglés técnico II"/>
            <form:item form:label="0493 - Formación y Orientación Laboral (a extinguir)"/>
            <form:item form:label="CV0003 - Inglés técnico I (a extinguir)"/>
          </form:combobox>
          <form:combobox form:name="C_Modulo9" form:control-implementation="ooo:com.sun.star.form.component.ComboBox" xml:id="control41" form:id="control41" form:dropdown="true" form:size="20" form:tab-index="3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486 - Acceso a Datos"/>
            <form:item form:label="0488 - Desarrollo de Interfaces"/>
            <form:item form:label="0489 - Programación Multimedia y de Dispositivos Moviles"/>
            <form:item form:label="0490 - Programación de Servicios y Procesos"/>
            <form:item form:label="0491 - Sistemas de Gestión Empresarial"/>
            <form:item form:label="0494 - Empresa e Iniciativa Emprendedora"/>
            <form:item form:label="CV0004 - Inglés técnico II"/>
            <form:item form:label="0493 - Formación y Orientación Laboral (a extinguir)"/>
            <form:item form:label="CV0003 - Inglés técnico I (a extinguir)"/>
          </form:combobox>
          <form:combobox form:name="C_Modulo10" form:control-implementation="ooo:com.sun.star.form.component.ComboBox" xml:id="control42" form:id="control42" form:dropdown="true" form:size="20" form:tab-index="3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486 - Acceso a Datos"/>
            <form:item form:label="0488 - Desarrollo de Interfaces"/>
            <form:item form:label="0489 - Programación Multimedia y de Dispositivos Moviles"/>
            <form:item form:label="0490 - Programación de Servicios y Procesos"/>
            <form:item form:label="0491 - Sistemas de Gestión Empresarial"/>
            <form:item form:label="0494 - Empresa e Iniciativa Emprendedora"/>
            <form:item form:label="CV0004 - Inglés técnico II"/>
            <form:item form:label="0493 - Formación y Orientación Laboral (a extinguir)"/>
            <form:item form:label="CV0003 - Inglés técnico I (a extinguir)"/>
          </form:combobox>
          <form:combobox form:name="C_Modulo11" form:control-implementation="ooo:com.sun.star.form.component.ComboBox" xml:id="control43" form:id="control43" form:dropdown="true" form:size="20" form:tab-index="3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486 - Acceso a Datos"/>
            <form:item form:label="0488 - Desarrollo de Interfaces"/>
            <form:item form:label="0489 - Programación Multimedia y de Dispositivos Moviles"/>
            <form:item form:label="0490 - Programación de Servicios y Procesos"/>
            <form:item form:label="0491 - Sistemas de Gestión Empresarial"/>
            <form:item form:label="0494 - Empresa e Iniciativa Emprendedora"/>
            <form:item form:label="CV0004 - Inglés técnico II"/>
            <form:item form:label="0493 - Formación y Orientación Laboral (a extinguir)"/>
            <form:item form:label="CV0003 - Inglés técnico I (a extinguir)"/>
          </form:combobox>
          <form:combobox form:name="C_Modulo12" form:control-implementation="ooo:com.sun.star.form.component.ComboBox" xml:id="control44" form:id="control44" form:dropdown="true" form:size="20" form:tab-index="3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486 - Acceso a Datos"/>
            <form:item form:label="0488 - Desarrollo de Interfaces"/>
            <form:item form:label="0489 - Programación Multimedia y de Dispositivos Moviles"/>
            <form:item form:label="0490 - Programación de Servicios y Procesos"/>
            <form:item form:label="0491 - Sistemas de Gestión Empresarial"/>
            <form:item form:label="0494 - Empresa e Iniciativa Emprendedora"/>
            <form:item form:label="CV0004 - Inglés técnico II"/>
            <form:item form:label="0493 - Formación y Orientación Laboral (a extinguir)"/>
            <form:item form:label="CV0003 - Inglés técnico I (a extinguir)"/>
          </form:combobox>
          <form:combobox form:name="C_Modulo13" form:control-implementation="ooo:com.sun.star.form.component.ComboBox" xml:id="control45" form:id="control45" form:dropdown="true" form:size="20" form:tab-index="4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486 - Acceso a Datos"/>
            <form:item form:label="0488 - Desarrollo de Interfaces"/>
            <form:item form:label="0489 - Programación Multimedia y de Dispositivos Moviles"/>
            <form:item form:label="0490 - Programación de Servicios y Procesos"/>
            <form:item form:label="0491 - Sistemas de Gestión Empresarial"/>
            <form:item form:label="0494 - Empresa e Iniciativa Emprendedora"/>
            <form:item form:label="CV0004 - Inglés técnico II"/>
            <form:item form:label="0493 - Formación y Orientación Laboral (a extinguir)"/>
            <form:item form:label="CV0003 - Inglés técnico I (a extinguir)"/>
          </form:combobox>
          <form:combobox form:name="C_Modulo14" form:control-implementation="ooo:com.sun.star.form.component.ComboBox" xml:id="control46" form:id="control46" form:dropdown="true" form:size="20" form:tab-index="4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486 - Acceso a Datos"/>
            <form:item form:label="0488 - Desarrollo de Interfaces"/>
            <form:item form:label="0489 - Programación Multimedia y de Dispositivos Moviles"/>
            <form:item form:label="0490 - Programación de Servicios y Procesos"/>
            <form:item form:label="0491 - Sistemas de Gestión Empresarial"/>
            <form:item form:label="0494 - Empresa e Iniciativa Emprendedora"/>
            <form:item form:label="CV0004 - Inglés técnico II"/>
            <form:item form:label="0493 - Formación y Orientación Laboral (a extinguir)"/>
            <form:item form:label="CV0003 - Inglés técnico I (a extinguir)"/>
          </form:combobox>
          <form:combobox form:name="C_Modulo15" form:control-implementation="ooo:com.sun.star.form.component.ComboBox" xml:id="control47" form:id="control47" form:dropdown="true" form:size="20" form:tab-index="4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486 - Acceso a Datos"/>
            <form:item form:label="0488 - Desarrollo de Interfaces"/>
            <form:item form:label="0489 - Programación Multimedia y de Dispositivos Moviles"/>
            <form:item form:label="0490 - Programación de Servicios y Procesos"/>
            <form:item form:label="0491 - Sistemas de Gestión Empresarial"/>
            <form:item form:label="0494 - Empresa e Iniciativa Emprendedora"/>
            <form:item form:label="CV0004 - Inglés técnico II"/>
            <form:item form:label="0493 - Formación y Orientación Laboral (a extinguir)"/>
            <form:item form:label="CV0003 - Inglés técnico I (a extinguir)"/>
          </form:combobox>
          <form:combobox form:name="C_Modulo16" form:control-implementation="ooo:com.sun.star.form.component.ComboBox" xml:id="control48" form:id="control48" form:dropdown="true" form:size="20" form:tab-index="4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486 - Acceso a Datos"/>
            <form:item form:label="0488 - Desarrollo de Interfaces"/>
            <form:item form:label="0489 - Programación Multimedia y de Dispositivos Moviles"/>
            <form:item form:label="0490 - Programación de Servicios y Procesos"/>
            <form:item form:label="0491 - Sistemas de Gestión Empresarial"/>
            <form:item form:label="0494 - Empresa e Iniciativa Emprendedora"/>
            <form:item form:label="CV0004 - Inglés técnico II"/>
            <form:item form:label="0493 - Formación y Orientación Laboral (a extinguir)"/>
            <form:item form:label="CV0003 - Inglés técnico I (a extinguir)"/>
          </form:combobox>
          <form:text form:name="A_Apellidos" form:control-implementation="ooo:com.sun.star.form.component.TextField" xml:id="control49" form:id="control4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rovincia" form:control-implementation="ooo:com.sun.star.form.component.TextField" xml:id="control50" form:id="control50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C_Modulo8" form:control-implementation="ooo:com.sun.star.form.component.ComboBox" xml:id="control51" form:id="control51" form:dropdown="true" form:size="20" form:tab-index="3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486 - Acceso a Datos"/>
            <form:item form:label="0488 - Desarrollo de Interfaces"/>
            <form:item form:label="0489 - Programación Multimedia y de Dispositivos Moviles"/>
            <form:item form:label="0490 - Programación de Servicios y Procesos"/>
            <form:item form:label="0491 - Sistemas de Gestión Empresarial"/>
            <form:item form:label="0494 - Empresa e Iniciativa Emprendedora"/>
            <form:item form:label="CV0004 - Inglés técnico II"/>
            <form:item form:label="0493 - Formación y Orientación Laboral (a extinguir)"/>
            <form:item form:label="CV0003 - Inglés técnico I (a extinguir)"/>
          </form:combobox>
          <form:checkbox form:name="B_Requisito3" form:control-implementation="ooo:com.sun.star.form.component.CheckBox" xml:id="control52" form:id="control52" form:label="Casilla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3" form:control-implementation="ooo:com.sun.star.form.component.CheckBox" xml:id="control53" form:id="control53" form:label="Casilla" form:tab-index="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5" form:control-implementation="ooo:com.sun.star.form.component.CheckBox" xml:id="control54" form:id="control54" form:label="Casilla" form:tab-index="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OtrosDocumentos" form:control-implementation="ooo:com.sun.star.form.component.TextField" xml:id="control55" form:id="control55" form:tab-index="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Ciudad" form:control-implementation="ooo:com.sun.star.form.component.TextField" xml:id="control56" form:id="control56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Dia" form:control-implementation="ooo:com.sun.star.form.component.TextField" xml:id="control57" form:id="control57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Mes" form:control-implementation="ooo:com.sun.star.form.component.TextField" xml:id="control58" form:id="control5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Anyo" form:control-implementation="ooo:com.sun.star.form.component.TextField" xml:id="control59" form:id="control59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Solicitud de convalidación de módulos <text:span text:style-name="T84">por estudios</text:span> <text:span text:style-name="T84">en</text:span> <text:span text:style-name="T85">F</text:span>ormación <text:span text:style-name="T85">P</text:span>rofesional</text:p>
      <text:p text:style-name="P3"><text:span text:style-name="Fuente_20_de_20_párrafo_20_predeter."><text:span text:style-name="T41"/></text:span></text:p>
      <text:p text:style-name="P4"><text:span text:style-name="Fuente_20_de_20_párrafo_20_predeter."><text:span text:style-name="T2">DATOS PERSONALES</text:span></text:span></text:p>
      <text:p text:style-name="P11"><text:span text:style-name="Fuente_20_de_20_párrafo_20_predeter."><text:span text:style-name="T1">NIF/NIE/Pasaporte </text:span></text:span><text:span text:style-name="Fuente_20_de_20_párrafo_20_predeter."><text:span text:style-name="T15">(1)</text:span></text:span><text:span text:style-name="Fuente_20_de_20_párrafo_20_predeter."><text:span text:style-name="T35">:</text:span></text:span><text:span text:style-name="Fuente_20_de_20_párrafo_20_predeter."><text:span text:style-name="T14"> </text:span></text:span><text:span text:style-name="Fuente_20_de_20_párrafo_20_predeter."><text:span text:style-name="T1"><draw:control text:anchor-type="as-char" draw:z-index="0" draw:name="Control 4" draw:style-name="gr1" draw:text-style-name="P50" svg:width="2.334cm" svg:height="0.502cm" draw:control="control1"/></text:span></text:span><text:span text:style-name="Fuente_20_de_20_párrafo_20_predeter."><text:span text:style-name="T1"><text:s text:c="3"/></text:span></text:span><text:span text:style-name="Fuente_20_de_20_párrafo_20_predeter."><text:span text:style-name="T4">NIA </text:span></text:span><text:span text:style-name="Fuente_20_de_20_párrafo_20_predeter."><text:span text:style-name="T14">(2)</text:span></text:span><text:span text:style-name="Fuente_20_de_20_párrafo_20_predeter."><text:span text:style-name="T35">:</text:span></text:span><text:span text:style-name="Fuente_20_de_20_párrafo_20_predeter."><text:span text:style-name="T1"> </text:span></text:span><text:span text:style-name="Fuente_20_de_20_párrafo_20_predeter."><text:span text:style-name="T1"><draw:control text:anchor-type="as-char" draw:z-index="35" draw:name="Control 12" draw:style-name="gr1" draw:text-style-name="P50" svg:width="2.193cm" svg:height="0.502cm" draw:control="control34"/></text:span></text:span><text:span text:style-name="Fuente_20_de_20_párrafo_20_predeter."><text:span text:style-name="T1"><text:s/>Nombre: <text:s/></text:span></text:span><text:span text:style-name="Fuente_20_de_20_párrafo_20_predeter."><text:span text:style-name="T1"><draw:control text:anchor-type="as-char" draw:z-index="1" draw:name="Control 2" draw:style-name="gr1" draw:text-style-name="P50" svg:width="4.005cm" svg:height="0.5cm" draw:control="control2"/></text:span></text:span></text:p>
      <text:p text:style-name="P8"><text:span text:style-name="Fuente_20_de_20_párrafo_20_predeter."><text:span text:style-name="T1">Apellidos: <text:s text:c="2"/></text:span></text:span><text:span text:style-name="Fuente_20_de_20_párrafo_20_predeter."><text:span text:style-name="T1"><draw:control text:anchor-type="as-char" svg:y="-0.439cm" draw:z-index="2" draw:name="Control 5" draw:style-name="gr2" draw:text-style-name="P54" svg:width="12.761cm" svg:height="0.502cm" draw:control="control49"/></text:span></text:span></text:p>
      <text:p text:style-name="P8"><text:span text:style-name="Fuente_20_de_20_párrafo_20_predeter."><text:span text:style-name="T1">Domicilio: <text:s text:c="2"/></text:span></text:span><text:span text:style-name="Fuente_20_de_20_párrafo_20_predeter."><text:span text:style-name="T1"><draw:control text:anchor-type="as-char" svg:y="-0.395cm" draw:z-index="3" draw:name="Control 1" draw:style-name="gr2" draw:text-style-name="P50" svg:width="12.755cm" svg:height="0.502cm" draw:control="control3"/></text:span></text:span></text:p>
      <text:p text:style-name="P9"><text:span text:style-name="Fuente_20_de_20_párrafo_20_predeter."><text:span text:style-name="T1">Código postal: <text:s/></text:span></text:span><text:span text:style-name="Fuente_20_de_20_párrafo_20_predeter."><text:span text:style-name="T1"><draw:control text:anchor-type="as-char" svg:y="-0.457cm" draw:z-index="4" draw:name="Control 9" draw:style-name="gr2" draw:text-style-name="P50" svg:width="1.209cm" svg:height="0.5cm" draw:control="control5"/></text:span></text:span><text:span text:style-name="Fuente_20_de_20_párrafo_20_predeter."><text:span text:style-name="T1"><text:tab/>Localidad: <text:s/></text:span></text:span><text:span text:style-name="Fuente_20_de_20_párrafo_20_predeter."><text:span text:style-name="T1"><draw:control text:anchor-type="as-char" svg:y="-0.439cm" draw:z-index="5" draw:name="Control 8" draw:style-name="gr2" draw:text-style-name="P50" svg:width="3.574cm" svg:height="0.502cm" draw:control="control4"/></text:span></text:span><text:span text:style-name="Fuente_20_de_20_párrafo_20_predeter."><text:span text:style-name="T1"><text:tab/>Provincia: </text:span></text:span><text:span text:style-name="Fuente_20_de_20_párrafo_20_predeter."><text:span text:style-name="T1"><draw:control text:anchor-type="as-char" svg:y="-0.439cm" draw:z-index="6" draw:name="Control 7" draw:style-name="gr2" draw:text-style-name="P53" svg:width="2.751cm" svg:height="0.5cm" draw:control="control50"/></text:span></text:span></text:p>
      <text:p text:style-name="P10"><text:span text:style-name="Fuente_20_de_20_párrafo_20_predeter."><text:span text:style-name="T1">T</text:span></text:span><text:span text:style-name="Fuente_20_de_20_párrafo_20_predeter."><text:span text:style-name="T3">e</text:span></text:span><text:span text:style-name="Fuente_20_de_20_párrafo_20_predeter."><text:span text:style-name="T1">l</text:span></text:span><text:span text:style-name="Fuente_20_de_20_párrafo_20_predeter."><text:span text:style-name="T3">é</text:span></text:span><text:span text:style-name="Fuente_20_de_20_párrafo_20_predeter."><text:span text:style-name="T1">f</text:span></text:span><text:span text:style-name="Fuente_20_de_20_párrafo_20_predeter."><text:span text:style-name="T3">ono: </text:span></text:span><text:span text:style-name="Fuente_20_de_20_párrafo_20_predeter."><text:span text:style-name="T1"><text:s/></text:span></text:span><text:span text:style-name="Fuente_20_de_20_párrafo_20_predeter."><text:span text:style-name="T1"><draw:control text:anchor-type="as-char" draw:z-index="7" draw:name="Control 6" draw:style-name="gr1" draw:text-style-name="P50" svg:width="4.001cm" svg:height="0.5cm" draw:control="control6"/></text:span></text:span><text:span text:style-name="Fuente_20_de_20_párrafo_20_predeter."><text:span text:style-name="T1"><text:s/>Correo electrónico: </text:span></text:span><text:span text:style-name="Fuente_20_de_20_párrafo_20_predeter."><text:span text:style-name="T1"><draw:control text:anchor-type="as-char" draw:z-index="8" draw:name="Control 3" draw:style-name="gr1" draw:text-style-name="P50" svg:width="6.04cm" svg:height="0.5cm" draw:control="control7"/></text:span></text:span></text:p>
      <text:p text:style-name="P47"><text:span text:style-name="Fuente_20_de_20_párrafo_20_predeter."><text:span text:style-name="T8"/></text:span></text:p>
      <text:p text:style-name="P43"><text:span text:style-name="Fuente_20_de_20_párrafo_20_predeter."><text:span text:style-name="T8">DATOS DEL INSTITUTO DE EDUCACIÓN </text:span></text:span><text:span text:style-name="Fuente_20_de_20_párrafo_20_predeter."><text:span text:style-name="T2">SECUNDARIA O CENTRO DE FORMACIÓN COMPETENTE</text:span></text:span></text:p>
      <text:p text:style-name="P13"><text:span text:style-name="Fuente_20_de_20_párrafo_20_predeter."><text:span text:style-name="T1">Denominación: <text:s text:c="2"/>CENTRO ESPECÍFICO DE EDUCACIÓN A DISTANCIA</text:span></text:span></text:p>
      <text:p text:style-name="P14"><text:span text:style-name="Fuente_20_de_20_párrafo_20_predeter."><text:span text:style-name="T1">Dirección: <text:s text:c="2"/>C/ Casa de la Misericòrdia, 34</text:span></text:span></text:p>
      <text:p text:style-name="P15"><text:span text:style-name="Fuente_20_de_20_párrafo_20_predeter."><text:span text:style-name="T1">Código postal: <text:s/>46014 <text:s text:c="12"/>Localidad: València <text:s text:c="10"/>Provincia: <text:s/>Val</text:span></text:span><text:span text:style-name="Fuente_20_de_20_párrafo_20_predeter."><text:span text:style-name="T5">e</text:span></text:span><text:span text:style-name="Fuente_20_de_20_párrafo_20_predeter."><text:span text:style-name="T1">ncia </text:span></text:span></text:p>
      <text:p text:style-name="P12"><text:span text:style-name="Fuente_20_de_20_párrafo_20_predeter."><text:span text:style-name="T1">Tlf. <text:s/>Fijo: 961206990 </text:span></text:span></text:p>
      <text:p text:style-name="P12"><text:span text:style-name="Fuente_20_de_20_párrafo_20_predeter."><text:span text:style-name="T1">Correo electrónico: </text:span></text:span><text:a xlink:type="simple" xlink:href="mailto:46025799@edu.gva.es" text:style-name="Internet_20_link" text:visited-style-name="Visited_20_Internet_20_Link"><text:span text:style-name="Fuente_20_de_20_párrafo_20_predeter.">46025799@edu.gva.es</text:span></text:a></text:p>
      <text:p text:style-name="P12"><text:span text:style-name="Fuente_20_de_20_párrafo_20_predeter."><text:span text:style-name="T1"/></text:span></text:p>
      <text:p text:style-name="P5"><text:span text:style-name="Fuente_20_de_20_párrafo_20_predeter."><text:span text:style-name="T8">CICLO FORMATIVO EN EL QUE SE ENCUENTRA </text:span></text:span><text:span text:style-name="Fuente_20_de_20_párrafo_20_predeter."><text:span text:style-name="T2">MATRICULADO</text:span></text:span></text:p>
      <text:p text:style-name="P1"><text:span text:style-name="Fuente_20_de_20_párrafo_20_predeter."><text:span text:style-name="T6">DESARROLLO DE APLICACIONES </text:span></text:span><text:span text:style-name="Fuente_20_de_20_párrafo_20_predeter."><text:span text:style-name="T7">MULTIPLATAFORMA</text:span></text:span></text:p>
      <text:p text:style-name="P48"/>
      <text:p text:style-name="P6"><text:span text:style-name="Fuente_20_de_20_párrafo_20_predeter."><text:span text:style-name="T2">ESTUDIOS QUE APORTA</text:span></text:span></text:p>
      <text:p text:style-name="P7"/>
      <text:p text:style-name="P30"><text:span text:style-name="T53"><draw:control text:anchor-type="as-char" draw:z-index="9" draw:name="Control 39" draw:style-name="gr3" draw:text-style-name="P51" svg:width="0.249cm" svg:height="0.251cm" draw:control="control8"/></text:span><text:span text:style-name="T53"><text:s text:c="3"/></text:span><text:span text:style-name="T56">Tener</text:span><text:span text:style-name="T50"> </text:span><text:span text:style-name="T56">superados</text:span><text:span text:style-name="T50"> </text:span><text:span text:style-name="T56">módulos</text:span><text:span text:style-name="T50"> </text:span><text:span text:style-name="T56">profesionales</text:span><text:span text:style-name="T52"> </text:span><text:span text:style-name="T56">de</text:span><text:span text:style-name="T52"> </text:span><text:span text:style-name="T56">títulos</text:span><text:span text:style-name="T50"> </text:span><text:span text:style-name="T56">de</text:span><text:span text:style-name="T52"> </text:span><text:span text:style-name="T56">Formación</text:span><text:span text:style-name="T50"> </text:span><text:span text:style-name="T56">Profesional</text:span><text:span text:style-name="T50"> </text:span><text:span text:style-name="T56">del</text:span><text:span text:style-name="T52"> </text:span><text:span text:style-name="T56">catálogo</text:span><text:span text:style-name="T50"> </text:span><text:span text:style-name="T56">de</text:span><text:span text:style-name="T52"> </text:span><text:span text:style-name="T56">la</text:span><text:span text:style-name="T52"> </text:span><text:span text:style-name="T56">LOGSE/</text:span><text:span text:style-name="T57">LOE</text:span><text:span text:style-name="T50"> </text:span><text:span text:style-name="T56">o</text:span><text:span text:style-name="T52"> </text:span><text:span text:style-name="T56">bien</text:span><text:span text:style-name="T52"> </text:span><text:span text:style-name="T56">estar</text:span><text:span text:style-name="T52"> </text:span><text:span text:style-name="T56">en</text:span><text:span text:style-name="T52"> </text:span><text:span text:style-name="T56">posesión</text:span><text:span text:style-name="T52"> </text:span><text:span text:style-name="T56">de</text:span><text:span text:style-name="T52"> </text:span><text:span text:style-name="T56">un</text:span><text:span text:style-name="T52"> </text:span><text:span text:style-name="T56">título LOGSE/</text:span><text:span text:style-name="T57">LOE</text:span><text:span text:style-name="T56">, cuya convalidación está definida en las normas que regulan los títulos de Formación Profesional del catálogo de la L</text:span><text:span text:style-name="T57">FP</text:span><text:span text:style-name="T56">.</text:span></text:p>
      <text:p text:style-name="P28"><text:span text:style-name="T53"><draw:control text:anchor-type="as-char" draw:z-index="10" draw:name="Control 41" draw:style-name="gr3" draw:text-style-name="P51" svg:width="0.249cm" svg:height="0.251cm" draw:control="control9"/></text:span><text:span text:style-name="T53"><text:s text:c="3"/>Tener</text:span><text:span text:style-name="T55"> </text:span><text:span text:style-name="T53">superados</text:span><text:span text:style-name="T48"> </text:span><text:span text:style-name="T53">módulos</text:span><text:span text:style-name="T48"> </text:span><text:span text:style-name="T53">profesionales</text:span><text:span text:style-name="T51"> </text:span><text:span text:style-name="T53">de</text:span><text:span text:style-name="T54"> </text:span><text:span text:style-name="T53">diversos</text:span><text:span text:style-name="T51"> </text:span><text:span text:style-name="T53">títulos</text:span><text:span text:style-name="T48"> </text:span><text:span text:style-name="T53">Formación</text:span><text:span text:style-name="T48"> </text:span><text:span text:style-name="T53">Profesional</text:span><text:span text:style-name="T48"> Básica.</text:span></text:p>
      <text:p text:style-name="P29"><text:span text:style-name="T48"><draw:control text:anchor-type="as-char" draw:z-index="51" draw:name="Control 37" draw:style-name="gr3" draw:text-style-name="P51" svg:width="0.249cm" svg:height="0.251cm" draw:control="control52"/></text:span><text:span text:style-name="T48"><text:s text:c="3"/></text:span><text:span text:style-name="T49">T</text:span><text:span text:style-name="T48">ener</text:span><text:span text:style-name="T55"> </text:span><text:span text:style-name="T48">superados </text:span><text:span text:style-name="T49">estudios <text:s/>que acrediten competencias</text:span><text:span text:style-name="T48"> profesionales.</text:span></text:p>
      <text:p text:style-name="P31"><text:span text:style-name="T58"><draw:control text:anchor-type="as-char" draw:z-index="11" draw:name="Control 43" draw:style-name="gr3" draw:text-style-name="P51" svg:width="0.249cm" svg:height="0.251cm" draw:control="control10"/></text:span><text:span text:style-name="T58"><text:s text:c="3"/></text:span><text:span text:style-name="Fuente_20_de_20_párrafo_20_predeter."><text:span text:style-name="T9">Tener</text:span></text:span><text:span text:style-name="Fuente_20_de_20_párrafo_20_predeter."><text:span text:style-name="T10"> </text:span></text:span><text:span text:style-name="Fuente_20_de_20_párrafo_20_predeter."><text:span text:style-name="T9">superados</text:span></text:span><text:span text:style-name="Fuente_20_de_20_párrafo_20_predeter."><text:span text:style-name="T10"> </text:span></text:span><text:span text:style-name="Fuente_20_de_20_párrafo_20_predeter."><text:span text:style-name="T9">otros</text:span></text:span><text:span text:style-name="Fuente_20_de_20_párrafo_20_predeter."><text:span text:style-name="T11"> </text:span></text:span><text:span text:style-name="Fuente_20_de_20_párrafo_20_predeter."><text:span text:style-name="T9">estudios</text:span></text:span><text:span text:style-name="Fuente_20_de_20_párrafo_20_predeter."><text:span text:style-name="T11"> </text:span></text:span><text:span text:style-name="Fuente_20_de_20_párrafo_20_predeter."><text:span text:style-name="T9">reglados</text:span></text:span><text:span text:style-name="Fuente_20_de_20_párrafo_20_predeter."><text:span text:style-name="T10"> </text:span></text:span><text:span text:style-name="Fuente_20_de_20_párrafo_20_predeter."><text:span text:style-name="T9">(indíquese</text:span></text:span><text:span text:style-name="Fuente_20_de_20_párrafo_20_predeter."><text:span text:style-name="T12"> </text:span></text:span><text:span text:style-name="Fuente_20_de_20_párrafo_20_predeter."><text:span text:style-name="T10">cuáles): <text:s/></text:span></text:span><text:span text:style-name="T10"><draw:control text:anchor-type="as-char" draw:z-index="29" draw:name="Control 10" draw:style-name="gr1" draw:text-style-name="P50" svg:width="6.508cm" svg:height="0.5cm" draw:control="control28"/></text:span></text:p>
      <text:p text:style-name="P44"/>
      <text:p text:style-name="P45">MÓDULOS PROFESIONALES QUE SOLICITA </text:p>
      <text:p text:style-name="P46"/>
      <text:p text:style-name="P20"><text:span text:style-name="T43"><text:s text:c="14"/></text:span><text:span text:style-name="T45">Módulo</text:span><text:span text:style-name="T43"> <text:s text:c="26"/></text:span><text:span text:style-name="T46">AA </text:span><text:span text:style-name="T47">o</text:span><text:span text:style-name="T45"> </text:span><text:span text:style-name="T46">CO</text:span><text:span text:style-name="T60">(</text:span><text:span text:style-name="T61">3</text:span><text:span text:style-name="T60">)</text:span><text:span text:style-name="T46"> <text:s text:c="11"/></text:span><text:span text:style-name="T44"><text:s text:c="9"/></text:span><text:span text:style-name="T45">Módulo</text:span><text:span text:style-name="T46"> <text:s text:c="16"/>AA </text:span><text:span text:style-name="T47">o</text:span><text:span text:style-name="T46"> CO</text:span><text:span text:style-name="T60">(</text:span><text:span text:style-name="T61">3</text:span><text:span text:style-name="T60">)</text:span><text:span text:style-name="T46"> <text:s text:c="17"/></text:span><text:span text:style-name="T45">Módulo</text:span><text:span text:style-name="T46"> <text:s text:c="20"/>AA </text:span><text:span text:style-name="T47">o</text:span><text:span text:style-name="T46"> CO</text:span><text:span text:style-name="T60">(</text:span><text:span text:style-name="T61">3</text:span><text:span text:style-name="T60">)</text:span><text:span text:style-name="T46"> <text:s text:c="12"/></text:span><text:span text:style-name="T44"><text:s text:c="4"/></text:span><text:span text:style-name="T45">Módulo <text:s text:c="15"/></text:span><text:span text:style-name="T46"><text:s text:c="6"/>AA </text:span><text:span text:style-name="T47">o </text:span><text:span text:style-name="T46">CO</text:span><text:span text:style-name="T60">(</text:span><text:span text:style-name="T61">3</text:span><text:span text:style-name="T60">)</text:span></text:p>
      <text:p text:style-name="P17"/>
      <text:p text:style-name="P19"><text:s/><draw:control text:anchor-type="as-char" draw:z-index="16" draw:name="Control 14" draw:style-name="gr1" draw:text-style-name="P52" svg:width="3.47cm" svg:height="0.5cm" draw:control="control15"/><text:s/><draw:control text:anchor-type="as-char" draw:z-index="17" draw:name="Control 16" draw:style-name="gr1" draw:text-style-name="P52" svg:width="1.001cm" svg:height="0.502cm" draw:control="control16"/><text:s text:c="3"/><draw:control text:anchor-type="as-char" svg:y="-0.335cm" draw:z-index="36" draw:name="Control 13" draw:style-name="gr2" draw:text-style-name="P52" svg:width="3.47cm" svg:height="0.5cm" draw:control="control35"/><text:s/><draw:control text:anchor-type="as-char" draw:z-index="18" draw:name="Control 18" draw:style-name="gr1" draw:text-style-name="P52" svg:width="1.001cm" svg:height="0.502cm" draw:control="control17"/><text:s text:c="3"/><draw:control text:anchor-type="as-char" svg:y="-0.332cm" draw:z-index="37" draw:name="Control 20" draw:style-name="gr2" draw:text-style-name="P52" svg:width="3.47cm" svg:height="0.5cm" draw:control="control36"/><text:s/><draw:control text:anchor-type="as-char" draw:z-index="19" draw:name="Control 21" draw:style-name="gr1" draw:text-style-name="P52" svg:width="1.001cm" svg:height="0.502cm" draw:control="control18"/><text:s text:c="3"/><draw:control text:anchor-type="as-char" draw:z-index="38" draw:name="Control 26" draw:style-name="gr1" draw:text-style-name="P52" svg:width="3.47cm" svg:height="0.5cm" draw:control="control37"/><text:s text:c="2"/><draw:control text:anchor-type="as-char" draw:z-index="20" draw:name="Control 22" draw:style-name="gr1" draw:text-style-name="P52" svg:width="1.001cm" svg:height="0.502cm" draw:control="control19"/><text:s/></text:p>
      <text:p text:style-name="P17"><text:s/></text:p>
      <text:p text:style-name="P18"><text:s/><draw:control text:anchor-type="as-char" draw:z-index="39" draw:name="Control 23" draw:style-name="gr1" draw:text-style-name="P52" svg:width="3.47cm" svg:height="0.5cm" draw:control="control38"/><text:s/><draw:control text:anchor-type="as-char" draw:z-index="21" draw:name="Control 24" draw:style-name="gr1" draw:text-style-name="P52" svg:width="1.001cm" svg:height="0.502cm" draw:control="control20"/><text:s text:c="3"/><draw:control text:anchor-type="as-char" draw:z-index="40" draw:name="Control 15" draw:style-name="gr1" draw:text-style-name="P52" svg:width="3.47cm" svg:height="0.5cm" draw:control="control39"/><text:s/><draw:control text:anchor-type="as-char" draw:z-index="22" draw:name="Control 25" draw:style-name="gr1" draw:text-style-name="P52" svg:width="1.001cm" svg:height="0.502cm" draw:control="control21"/><text:s text:c="3"/><draw:control text:anchor-type="as-char" draw:z-index="41" draw:name="Control 27" draw:style-name="gr1" draw:text-style-name="P52" svg:width="3.47cm" svg:height="0.5cm" draw:control="control40"/><text:s/><draw:control text:anchor-type="as-char" draw:z-index="23" draw:name="Control 19" draw:style-name="gr1" draw:text-style-name="P52" svg:width="1.001cm" svg:height="0.502cm" draw:control="control22"/><text:s text:c="3"/><draw:control text:anchor-type="as-char" svg:y="-0.36cm" draw:z-index="42" draw:name="Control 32" draw:style-name="gr2" draw:text-style-name="P52" svg:width="3.47cm" svg:height="0.5cm" draw:control="control51"/><text:s text:c="2"/><draw:control text:anchor-type="as-char" draw:z-index="24" draw:name="Control 17" draw:style-name="gr1" draw:text-style-name="P52" svg:width="1.001cm" svg:height="0.502cm" draw:control="control23"/><text:s text:c="2"/></text:p>
      <text:p text:style-name="P16"><text:s text:c="5"/></text:p>
      <text:p text:style-name="P18"><text:s/><draw:control text:anchor-type="as-char" draw:z-index="43" draw:name="Control 40" draw:style-name="gr1" draw:text-style-name="P52" svg:width="3.47cm" svg:height="0.5cm" draw:control="control41"/><text:s/><draw:control text:anchor-type="as-char" draw:z-index="25" draw:name="Control 28" draw:style-name="gr1" draw:text-style-name="P52" svg:width="1.001cm" svg:height="0.502cm" draw:control="control24"/><text:s text:c="3"/><draw:control text:anchor-type="as-char" draw:z-index="44" draw:name="Control 44" draw:style-name="gr1" draw:text-style-name="P52" svg:width="3.47cm" svg:height="0.5cm" draw:control="control42"/><text:s/><draw:control text:anchor-type="as-char" draw:z-index="26" draw:name="Control 29" draw:style-name="gr1" draw:text-style-name="P52" svg:width="1.001cm" svg:height="0.502cm" draw:control="control25"/><text:s text:c="3"/><draw:control text:anchor-type="as-char" draw:z-index="45" draw:name="Control 47" draw:style-name="gr1" draw:text-style-name="P52" svg:width="3.47cm" svg:height="0.5cm" draw:control="control43"/><text:s/><draw:control text:anchor-type="as-char" draw:z-index="27" draw:name="Control 30" draw:style-name="gr1" draw:text-style-name="P52" svg:width="1.001cm" svg:height="0.502cm" draw:control="control26"/><text:s text:c="3"/><draw:control text:anchor-type="as-char" draw:z-index="46" draw:name="Control 48" draw:style-name="gr1" draw:text-style-name="P52" svg:width="3.47cm" svg:height="0.5cm" draw:control="control44"/><text:s text:c="2"/><draw:control text:anchor-type="as-char" draw:z-index="28" draw:name="Control 31" draw:style-name="gr1" draw:text-style-name="P52" svg:width="1.001cm" svg:height="0.502cm" draw:control="control27"/><text:s text:c="2"/></text:p>
      <text:p text:style-name="P16"/>
      <text:p text:style-name="P18"><text:s/><draw:control text:anchor-type="as-char" draw:z-index="47" draw:name="Control 49" draw:style-name="gr1" draw:text-style-name="P52" svg:width="3.47cm" svg:height="0.5cm" draw:control="control45"/><text:s/><draw:control text:anchor-type="as-char" draw:z-index="12" draw:name="Control 33" draw:style-name="gr1" draw:text-style-name="P52" svg:width="1.001cm" svg:height="0.502cm" draw:control="control11"/><text:s text:c="3"/><draw:control text:anchor-type="as-char" draw:z-index="48" draw:name="Control 50" draw:style-name="gr1" draw:text-style-name="P52" svg:width="3.47cm" svg:height="0.5cm" draw:control="control46"/><text:s/><draw:control text:anchor-type="as-char" draw:z-index="13" draw:name="Control 34" draw:style-name="gr1" draw:text-style-name="P52" svg:width="1.001cm" svg:height="0.502cm" draw:control="control12"/><text:s text:c="3"/><draw:control text:anchor-type="as-char" draw:z-index="49" draw:name="Control 51" draw:style-name="gr1" draw:text-style-name="P52" svg:width="3.47cm" svg:height="0.5cm" draw:control="control47"/><text:s/><draw:control text:anchor-type="as-char" draw:z-index="14" draw:name="Control 45" draw:style-name="gr1" draw:text-style-name="P52" svg:width="1.001cm" svg:height="0.502cm" draw:control="control13"/><text:s text:c="3"/><draw:control text:anchor-type="as-char" draw:z-index="50" draw:name="Control 52" draw:style-name="gr1" draw:text-style-name="P52" svg:width="3.47cm" svg:height="0.5cm" draw:control="control48"/><text:s text:c="2"/><draw:control text:anchor-type="as-char" draw:z-index="15" draw:name="Control 46" draw:style-name="gr1" draw:text-style-name="P52" svg:width="1.001cm" svg:height="0.502cm" draw:control="control14"/></text:p>
      <text:p text:style-name="P2"><text:span text:style-name="Fuente_20_de_20_párrafo_20_predeter."><text:span text:style-name="T40"/></text:span></text:p>
      <text:p text:style-name="P32">A<text:span text:style-name="T75"> </text:span>tal<text:span text:style-name="T76"> </text:span>efecto<text:span text:style-name="T77"> </text:span>presenta<text:span text:style-name="T77"> </text:span>la<text:span text:style-name="T77"> </text:span>siguiente<text:span text:style-name="T76"> documentación:</text:span></text:p>
      <text:p text:style-name="P34"><text:span text:style-name="T80"><draw:control text:anchor-type="as-char" draw:z-index="31" draw:name="Control 35" draw:style-name="gr3" draw:text-style-name="P51" svg:width="0.249cm" svg:height="0.251cm" draw:control="control30"/></text:span><text:span text:style-name="T80"><text:s/></text:span>Fotocopia<text:span text:style-name="T78"> </text:span>del<text:span text:style-name="T76"> </text:span>documento<text:span text:style-name="T76"> </text:span>de<text:span text:style-name="T76"> </text:span>identificación<text:span text:style-name="T76"> </text:span>(nacional<text:span text:style-name="T78"> </text:span>o<text:span text:style-name="T76"> </text:span>extranjero). <text:span text:style-name="T86">N</text:span>o <text:span text:style-name="T86">es </text:span>necesaria si se firma electrónicamente la solicitud.</text:p>
      <text:p text:style-name="P37"><draw:control text:anchor-type="as-char" draw:z-index="32" draw:name="Control 36" draw:style-name="gr3" draw:text-style-name="P51" svg:width="0.249cm" svg:height="0.251cm" draw:control="control31"/><text:s text:c="2"/><text:span text:style-name="T79">C</text:span>ertificación<text:span text:style-name="T76"> </text:span>académica<text:span text:style-name="T75"> </text:span>oficial<text:span text:style-name="T75"> </text:span>(original<text:span text:style-name="T76"> </text:span>o<text:span text:style-name="T75"> </text:span>fotocopia<text:span text:style-name="T76"> </text:span>compulsada)<text:span text:style-name="T76"> </text:span>en<text:span text:style-name="T75"> </text:span>la<text:span text:style-name="T75"> </text:span>que<text:span text:style-name="T75"> </text:span>consten<text:span text:style-name="T76"> </text:span>los<text:span text:style-name="T75"> </text:span>módulos<text:span text:style-name="T76"> </text:span>profesionales<text:span text:style-name="T75"> </text:span>cursados,<text:span text:style-name="T76"> </text:span>la<text:span text:style-name="T75"> </text:span>convocatoria<text:span text:style-name="T76"> </text:span>en<text:span text:style-name="T75"> </text:span>la<text:span text:style-name="T75"> </text:span>que han sido superados y la calificación obtenida.</text:p>
      <text:p text:style-name="P38"><draw:control text:anchor-type="as-char" draw:z-index="52" draw:name="Control 42" draw:style-name="gr3" draw:text-style-name="P51" svg:width="0.249cm" svg:height="0.251cm" draw:control="control53"/><text:s text:c="2"/><text:span text:style-name="T81">Certificaci</text:span><text:span text:style-name="T82">ón </text:span><text:span text:style-name="T83">curso competencias profesionales.</text:span></text:p>
      <text:p text:style-name="P33"><draw:control text:anchor-type="as-char" draw:z-index="33" draw:name="Control 38" draw:style-name="gr3" draw:text-style-name="P51" svg:width="0.249cm" svg:height="0.251cm" draw:control="control32"/><text:s text:c="2"/>Fotocopia compulsada del título <text:span text:style-name="T59">(</text:span><text:span text:style-name="T62">4</text:span><text:span text:style-name="T59">)</text:span>.</text:p>
      <text:p text:style-name="P35"><draw:control text:anchor-type="as-char" draw:z-index="53" draw:name="Control 53" draw:style-name="gr3" draw:text-style-name="P51" svg:width="0.249cm" svg:height="0.251cm" draw:control="control54"/><text:s text:c="2"/><text:span text:style-name="T81">Otros</text:span><text:span text:style-name="T63">(5)</text:span><text:span text:style-name="T81">: </text:span><text:span text:style-name="T81"><draw:control text:anchor-type="as-char" svg:y="-0.307cm" draw:z-index="54" draw:name="Control 54" draw:style-name="gr2" draw:text-style-name="P50" svg:width="13.064cm" svg:height="0.451cm" draw:control="control55"/></text:span></text:p>
      <text:p text:style-name="P36"/>
      <text:p text:style-name="P22"><text:span text:style-name="Fuente_20_de_20_párrafo_20_predeter."><text:span text:style-name="T36"><draw:control text:anchor-type="as-char" draw:z-index="30" draw:name="Control 71" draw:style-name="gr3" draw:text-style-name="P51" svg:width="0.249cm" svg:height="0.251cm" draw:control="control29"/></text:span></text:span><text:span text:style-name="Fuente_20_de_20_párrafo_20_predeter."><text:span text:style-name="T36"><text:s text:c="2"/></text:span></text:span><text:span text:style-name="Fuente_20_de_20_párrafo_20_predeter."><text:span text:style-name="T37">Autorizo al Centro Específico de Educación a Distancia de </text:span></text:span><text:span text:style-name="Fuente_20_de_20_párrafo_20_predeter."><text:span text:style-name="T38">la Comunidad </text:span></text:span><text:span text:style-name="Fuente_20_de_20_párrafo_20_predeter."><text:span text:style-name="T37">Valenci</text:span></text:span><text:span text:style-name="Fuente_20_de_20_párrafo_20_predeter."><text:span text:style-name="T38">an</text:span></text:span><text:span text:style-name="Fuente_20_de_20_párrafo_20_predeter."><text:span text:style-name="T37">a para la obtención del certificado académico </text:span></text:span><text:span text:style-name="Fuente_20_de_20_párrafo_20_predeter."><text:span text:style-name="T39">de los estudios <text:s text:c="13"/>realizados en ese Centro</text:span></text:span><text:span text:style-name="Fuente_20_de_20_párrafo_20_predeter."><text:span text:style-name="T37">.</text:span></text:span><text:span text:style-name="Fuente_20_de_20_párrafo_20_predeter."><text:span text:style-name="T16">(</text:span></text:span><text:span text:style-name="Fuente_20_de_20_párrafo_20_predeter."><text:span text:style-name="T17">6</text:span></text:span><text:span text:style-name="Fuente_20_de_20_párrafo_20_predeter."><text:span text:style-name="T16">):</text:span></text:span></text:p>
      <text:p text:style-name="P21"><text:span text:style-name="Fuente_20_de_20_párrafo_20_predeter."><text:span text:style-name="T18"/></text:span></text:p>
      <text:p text:style-name="P21"><text:span text:style-name="Fuente_20_de_20_párrafo_20_predeter."><text:span text:style-name="T16"><text:s/></text:span></text:span><text:span text:style-name="Fuente_20_de_20_párrafo_20_predeter."><text:span text:style-name="T37"><text:s/></text:span></text:span><text:span text:style-name="Fuente_20_de_20_párrafo_20_predeter."><text:span text:style-name="T13"><draw:control text:anchor-type="as-char" svg:y="-0.499cm" draw:z-index="34" draw:name="Control 11" draw:style-name="gr2" draw:text-style-name="P50" svg:width="12.872cm" svg:height="0.451cm" draw:control="control33"/></text:span></text:span></text:p>
      <text:p text:style-name="P27"/>
      <text:p text:style-name="P39"><text:span text:style-name="T66">(1) </text:span><text:span text:style-name="T65">NIA:</text:span><text:span text:style-name="T67"> </text:span><text:span text:style-name="T68">N</text:span><text:span text:style-name="T72">úmero</text:span><text:span text:style-name="T69"> </text:span><text:span text:style-name="T72">de</text:span><text:span text:style-name="T71"> </text:span><text:span text:style-name="T72">identificación</text:span><text:span text:style-name="T71"> </text:span><text:span text:style-name="T72">del</text:span><text:span text:style-name="T71"> </text:span><text:span text:style-name="T73">alumno/a</text:span></text:p>
      <text:p text:style-name="P39"><text:span text:style-name="T66">(2) </text:span><text:span text:style-name="T65">DNI</text:span><text:span text:style-name="T70"> </text:span><text:span text:style-name="T65">/ NIE:</text:span><text:span text:style-name="T70"> </text:span><text:span text:style-name="T72">Documento</text:span><text:span text:style-name="T69"> </text:span><text:span text:style-name="T72">nacional</text:span><text:span text:style-name="T71"> </text:span><text:span text:style-name="T72">de</text:span><text:span text:style-name="T71"> </text:span><text:span text:style-name="T72">identidad</text:span><text:span text:style-name="T74"> </text:span><text:span text:style-name="T72">–</text:span><text:span text:style-name="T69"> </text:span><text:span text:style-name="T72">Número</text:span><text:span text:style-name="T69"> </text:span><text:span text:style-name="T72">de</text:span><text:span text:style-name="T71"> </text:span><text:span text:style-name="T72">identificación</text:span><text:span text:style-name="T71"> </text:span><text:span text:style-name="T72">de</text:span><text:span text:style-name="T74"> </text:span><text:span text:style-name="T72">extranjeros</text:span><text:span text:style-name="T71"> </text:span><text:span text:style-name="T72">o</text:span><text:span text:style-name="T71"> </text:span><text:span text:style-name="T72">documento</text:span><text:span text:style-name="T71"> </text:span><text:span text:style-name="T72">legalmente</text:span><text:span text:style-name="T71"> </text:span><text:span text:style-name="T73">establecido</text:span></text:p>
      <text:p text:style-name="P40"><text:span text:style-name="T64">(3) </text:span><text:span text:style-name="Fuente_20_de_20_párrafo_20_predeter."><text:span text:style-name="T23">CO:</text:span></text:span><text:span text:style-name="Fuente_20_de_20_párrafo_20_predeter."><text:span text:style-name="T19"> Convalidación / </text:span></text:span><text:span text:style-name="Fuente_20_de_20_párrafo_20_predeter."><text:span text:style-name="T23">AA:</text:span></text:span><text:span text:style-name="Fuente_20_de_20_párrafo_20_predeter."><text:span text:style-name="T19"> Aprobado con an</text:span></text:span><text:span text:style-name="Fuente_20_de_20_párrafo_20_predeter."><text:span text:style-name="T20">t</text:span></text:span><text:span text:style-name="Fuente_20_de_20_párrafo_20_predeter."><text:span text:style-name="T19">eriorida</text:span></text:span><text:span text:style-name="Fuente_20_de_20_párrafo_20_predeter."><text:span text:style-name="T21">d</text:span></text:span><text:span text:style-name="Fuente_20_de_20_párrafo_20_predeter."><text:span text:style-name="T25">.</text:span></text:span></text:p>
      <text:p text:style-name="P41"><text:span text:style-name="Fuente_20_de_20_párrafo_20_predeter."><text:span text:style-name="T26">(</text:span></text:span><text:span text:style-name="Fuente_20_de_20_párrafo_20_predeter."><text:span text:style-name="T23">4) O</text:span></text:span><text:span text:style-name="Fuente_20_de_20_párrafo_20_predeter."><text:span text:style-name="T32"> </text:span></text:span><text:span text:style-name="Fuente_20_de_20_párrafo_20_predeter."><text:span text:style-name="T23">fotocopia</text:span></text:span><text:span text:style-name="Fuente_20_de_20_párrafo_20_predeter."><text:span text:style-name="T34"> </text:span></text:span><text:span text:style-name="Fuente_20_de_20_párrafo_20_predeter."><text:span text:style-name="T23">del antiguo </text:span></text:span><text:span text:style-name="Fuente_20_de_20_párrafo_20_predeter."><text:span text:style-name="T22">Libro</text:span></text:span><text:span text:style-name="Fuente_20_de_20_párrafo_20_predeter."><text:span text:style-name="T33"> </text:span></text:span><text:span text:style-name="Fuente_20_de_20_párrafo_20_predeter."><text:span text:style-name="T22">de Calificaciones</text:span></text:span><text:span text:style-name="Fuente_20_de_20_párrafo_20_predeter."><text:span text:style-name="T33"> </text:span></text:span><text:span text:style-name="Fuente_20_de_20_párrafo_20_predeter."><text:span text:style-name="T22">de Formación</text:span></text:span><text:span text:style-name="Fuente_20_de_20_párrafo_20_predeter."><text:span text:style-name="T33"> </text:span></text:span><text:span text:style-name="Fuente_20_de_20_párrafo_20_predeter."><text:span text:style-name="T22">Profesional</text:span></text:span><text:span text:style-name="Fuente_20_de_20_párrafo_20_predeter."><text:span text:style-name="T23">.</text:span></text:span></text:p>
      <text:p text:style-name="P42"><text:span text:style-name="Fuente_20_de_20_párrafo_20_predeter."><text:span text:style-name="T26">(</text:span></text:span><text:span text:style-name="Fuente_20_de_20_párrafo_20_predeter."><text:span text:style-name="T27">5</text:span></text:span><text:span text:style-name="Fuente_20_de_20_párrafo_20_predeter."><text:span text:style-name="T23">) </text:span></text:span><text:span text:style-name="Fuente_20_de_20_párrafo_20_predeter."><text:span text:style-name="T27">Indique cualquier otra doc</text:span></text:span><text:span text:style-name="Fuente_20_de_20_párrafo_20_predeter."><text:span text:style-name="T28">u</text:span></text:span><text:span text:style-name="Fuente_20_de_20_párrafo_20_predeter."><text:span text:style-name="T27">mentación aportada</text:span></text:span><text:span text:style-name="Fuente_20_de_20_párrafo_20_predeter."><text:span text:style-name="T23">.</text:span></text:span></text:p>
      <text:p text:style-name="P23"><text:span text:style-name="Fuente_20_de_20_párrafo_20_predeter."><text:span text:style-name="T24">(</text:span></text:span><text:span text:style-name="Fuente_20_de_20_párrafo_20_predeter."><text:span text:style-name="T27">6</text:span></text:span><text:span text:style-name="Fuente_20_de_20_párrafo_20_predeter."><text:span text:style-name="T24">) </text:span></text:span><text:span text:style-name="Fuente_20_de_20_párrafo_20_predeter."><text:span text:style-name="T26">Sólo estudios realizados en el CEEDCV. Indicar c</text:span></text:span><text:span text:style-name="Fuente_20_de_20_párrafo_20_predeter."><text:span text:style-name="T23">iclo y año de finalización del mismo </text:span></text:span><text:span text:style-name="Fuente_20_de_20_párrafo_20_predeter."><text:span text:style-name="T24">separados por </text:span></text:span><text:span text:style-name="Fuente_20_de_20_párrafo_20_predeter."><text:span text:style-name="T30">barra. Si hay varios sep</text:span></text:span><text:span text:style-name="Fuente_20_de_20_párrafo_20_predeter."><text:span text:style-name="T31">a</text:span></text:span><text:span text:style-name="Fuente_20_de_20_párrafo_20_predeter."><text:span text:style-name="T30">rarlos con </text:span></text:span><text:span text:style-name="Fuente_20_de_20_párrafo_20_predeter."><text:span text:style-name="T24">coma </text:span></text:span><text:span text:style-name="Fuente_20_de_20_párrafo_20_predeter."><text:span text:style-name="T30">(por ejemplo: DAW/22, GIAT/24)</text:span></text:span><text:span text:style-name="Fuente_20_de_20_párrafo_20_predeter."><text:span text:style-name="T24">.</text:span></text:span></text:p>
      <text:p text:style-name="P24"><text:span text:style-name="Fuente_20_de_20_párrafo_20_predeter."><text:span text:style-name="T24"/></text:span></text:p>
      <text:p text:style-name="P24"><text:span text:style-name="Fuente_20_de_20_párrafo_20_predeter."><text:span text:style-name="T24"/></text:span></text:p>
      <text:p text:style-name="P25"><text:span text:style-name="Fuente_20_de_20_párrafo_20_predeter."><text:span text:style-name="T24"><text:tab/></text:span></text:span><text:span text:style-name="Fuente_20_de_20_párrafo_20_predeter."><text:span text:style-name="T24"><draw:control text:anchor-type="as-char" draw:z-index="55" draw:name="Control 55" draw:style-name="gr1" draw:text-style-name="P50" svg:width="3.55cm" svg:height="0.5cm" draw:control="control56"/></text:span></text:span><text:span text:style-name="Fuente_20_de_20_párrafo_20_predeter."><text:span text:style-name="T24">, </text:span></text:span><text:span text:style-name="Fuente_20_de_20_párrafo_20_predeter."><text:span text:style-name="T24"><draw:control text:anchor-type="as-char" draw:z-index="56" draw:name="Control 56" draw:style-name="gr1" draw:text-style-name="P50" svg:width="1.493cm" svg:height="0.5cm" draw:control="control57"/></text:span></text:span><text:span text:style-name="Fuente_20_de_20_párrafo_20_predeter."><text:span text:style-name="T24"><text:s/></text:span></text:span><text:span text:style-name="Fuente_20_de_20_párrafo_20_predeter."><text:span text:style-name="T29">de </text:span></text:span><text:span text:style-name="Fuente_20_de_20_párrafo_20_predeter."><text:span text:style-name="T29"><draw:control text:anchor-type="as-char" draw:z-index="57" draw:name="Control 57" draw:style-name="gr1" draw:text-style-name="P50" svg:width="1.385cm" svg:height="0.5cm" draw:control="control58"/></text:span></text:span><text:span text:style-name="Fuente_20_de_20_párrafo_20_predeter."><text:span text:style-name="T29"><text:s/>de </text:span></text:span><text:span text:style-name="Fuente_20_de_20_párrafo_20_predeter."><text:span text:style-name="T29"><draw:control text:anchor-type="as-char" draw:z-index="58" draw:name="Control 58" draw:style-name="gr1" draw:text-style-name="P50" svg:width="1.265cm" svg:height="0.5cm" draw:control="control59"/></text:span></text:span></text:p>
      <text:p text:style-name="P25"><text:span text:style-name="Fuente_20_de_20_párrafo_20_predeter."><text:span text:style-name="T29"/></text:span></text:p>
      <text:p text:style-name="P25"><text:span text:style-name="Fuente_20_de_20_párrafo_20_predeter."><text:span text:style-name="T29"/></text:span></text:p>
      <text:p text:style-name="P25"><text:span text:style-name="Fuente_20_de_20_párrafo_20_predeter."><text:span text:style-name="T29"/></text:span></text:p>
      <text:p text:style-name="P25"><text:span text:style-name="Fuente_20_de_20_párrafo_20_predeter."><text:span text:style-name="T29"/></text:span></text:p>
      <text:p text:style-name="P25"><text:span text:style-name="Fuente_20_de_20_párrafo_20_predeter."><text:span text:style-name="T29"/></text:span></text:p>
      <text:p text:style-name="P25"><text:span text:style-name="Fuente_20_de_20_párrafo_20_predeter."><text:span text:style-name="T29"/></text:span></text:p>
      <text:p text:style-name="P26"><text:span text:style-name="Fuente_20_de_20_párrafo_20_predeter."><text:span text:style-name="T29"><text:tab/><text:tab/><text:tab/><text:tab/><text:tab/><text:tab/><text:tab/><text:tab/><text:tab/>Firma: _________________________________________________________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2" fo:font-family="Arial" style:font-family-generic="swiss" style:font-pitch="variable" style:font-name-asian="Arial2" style:font-family-asian="Arial" style:font-family-generic-asian="swiss" style:font-pitch-asian="variable" style:font-name-complex="Arial2" style:font-family-complex="Arial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.199cm" fo:margin-bottom="0cm" style:contextual-spacing="false" fo:hyphenation-ladder-count="no-limit"/>
      <style:text-properties fo:font-size="8.5pt" style:font-size-asian="8.5pt" style:font-size-complex="8.5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Normal">
      <style:paragraph-properties fo:margin-top="0.176cm" fo:margin-bottom="0.176cm" style:contextual-spacing="false" fo:orphans="2" fo:widows="2" fo:hyphenation-ladder-count="no-limit" style:text-autospace="ideograph-alpha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Arial2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Texto_20_independiente_20_Car" style:display-name="Texto independiente Car" style:family="text" style:parent-style-name="Fuente_20_de_20_párrafo_20_predeter.">
      <style:text-properties style:font-name="Arial2" fo:font-family="Arial" style:font-family-generic="swiss" style:font-pitch="variable" fo:font-size="8.5pt" style:font-name-asian="Arial2" style:font-family-asian="Arial" style:font-family-generic-asian="swiss" style:font-pitch-asian="variable" style:font-size-asian="8.5pt" style:font-name-complex="Arial2" style:font-family-complex="Arial" style:font-family-generic-complex="swiss" style:font-pitch-complex="variable" style:font-size-complex="8.5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9" loext:opacity="100%" style:font-name="Arial2" fo:font-family="Arial" style:font-family-generic="swiss" style:font-pitch="variable" fo:font-size="11pt" fo:language="es" fo:country="ES" style:font-name-asian="Arial2" style:font-family-asian="Arial" style:font-family-generic-asian="swiss" style:font-pitch-asian="variable" style:font-size-asian="11pt" style:language-asian="es" style:country-asian="ES" style:font-name-complex="Arial2" style:font-family-complex="Arial" style:font-family-generic-complex="swiss" style:font-pitch-complex="variable" style:font-size-complex="11pt" style:language-complex="es" style:country-complex="ES" style:text-scale="124%"/>
    </style:style>
    <style:style style:name="WW_5f_CharLFO3LVL2" style:display-name="WW_CharLFO3LVL2" style:family="text">
      <style:text-properties fo:language="es" fo:country="ES" style:language-asian="es" style:country-asian="ES" style:language-complex="es" style:country-complex="ES"/>
    </style:style>
    <style:style style:name="WW_5f_CharLFO3LVL3" style:display-name="WW_CharLFO3LVL3" style:family="text">
      <style:text-properties fo:language="es" fo:country="ES" style:language-asian="es" style:country-asian="ES" style:language-complex="es" style:country-complex="ES"/>
    </style:style>
    <style:style style:name="WW_5f_CharLFO3LVL4" style:display-name="WW_CharLFO3LVL4" style:family="text">
      <style:text-properties fo:language="es" fo:country="ES" style:language-asian="es" style:country-asian="ES" style:language-complex="es" style:country-complex="ES"/>
    </style:style>
    <style:style style:name="WW_5f_CharLFO3LVL5" style:display-name="WW_CharLFO3LVL5" style:family="text">
      <style:text-properties fo:language="es" fo:country="ES" style:language-asian="es" style:country-asian="ES" style:language-complex="es" style:country-complex="ES"/>
    </style:style>
    <style:style style:name="WW_5f_CharLFO3LVL6" style:display-name="WW_CharLFO3LVL6" style:family="text">
      <style:text-properties fo:language="es" fo:country="ES" style:language-asian="es" style:country-asian="ES" style:language-complex="es" style:country-complex="ES"/>
    </style:style>
    <style:style style:name="WW_5f_CharLFO3LVL7" style:display-name="WW_CharLFO3LVL7" style:family="text">
      <style:text-properties fo:language="es" fo:country="ES" style:language-asian="es" style:country-asian="ES" style:language-complex="es" style:country-complex="ES"/>
    </style:style>
    <style:style style:name="WW_5f_CharLFO3LVL8" style:display-name="WW_CharLFO3LVL8" style:family="text">
      <style:text-properties fo:language="es" fo:country="ES" style:language-asian="es" style:country-asian="ES" style:language-complex="es" style:country-complex="ES"/>
    </style:style>
    <style:style style:name="WW_5f_CharLFO3LVL9" style:display-name="WW_CharLFO3LVL9" style:family="text">
      <style:text-properties fo:language="es" fo:country="ES" style:language-asian="es" style:country-asian="ES" style:language-complex="es" style:country-complex="E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494cm" fo:margin-left="1.087cm" fo:margin-right="0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nexo Convalidaciones DAM</dc:title>
    <meta:creation-date>2024-06-27T11:40:59.596000000</meta:creation-date>
    <meta:editing-cycles>50</meta:editing-cycles>
    <meta:editing-duration>P5DT13H6M59S</meta:editing-duration>
    <dc:date>2024-07-18T21:48:40.324714978</dc:date>
    <meta:document-statistic meta:table-count="0" meta:image-count="0" meta:object-count="0" meta:page-count="1" meta:paragraph-count="44" meta:word-count="333" meta:character-count="2759" meta:non-whitespace-character-count="2134"/>
    <meta:user-defined meta:name="Created" meta:value-type="date">2020-12-29T00:00:00Z</meta:user-defined>
    <meta:user-defined meta:name="Creator">PDFsam Basic v4.2.1</meta:user-defined>
    <meta:user-defined meta:name="LastSaved" meta:value-type="date">2022-03-29T00:00:00Z</meta:user-defined>
  </office:meta>
</office:document-meta>
</file>